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1.428in"/>
    </style:style>
    <style:style style:name="co4" style:family="table-column">
      <style:table-column-properties fo:break-before="auto" style:column-width="1.1098in"/>
    </style:style>
    <style:style style:name="co5" style:family="table-column">
      <style:table-column-properties fo:break-before="auto" style:column-width="0.7618in"/>
    </style:style>
    <style:style style:name="co6" style:family="table-column">
      <style:table-column-properties fo:break-before="auto" style:column-width="0.9138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2346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position="" style:font-name="Times New Roman" fo:font-size="14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italic" style:font-weight-asian="bold" style:font-name-complex="DejaVu Sans" style:font-size-complex="14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008000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fo:wrap-option="wrap"/>
      <style:text-properties fo:color="#008000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>
      <style:table-cell-properties fo:wrap-option="wrap"/>
      <style:text-properties fo:color="#ff0000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position="" fo:font-size="12pt" style:font-size-asian="12pt" style:font-size-complex="12pt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04"/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950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Parts" table:style-name="ta1">
        <table:table-column table:style-name="co1" table:number-columns-repeated="11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9" table:number-rows-spanned="1">
            <text:p>ActiveElectrode</text:p>
          </table:table-cell>
          <table:covered-table-cell table:number-columns-repeated="4" table:style-name="ce2"/>
          <table:covered-table-cell table:style-name="ce3"/>
          <table:covered-table-cell table:style-name="ce2"/>
          <table:covered-table-cell table:number-columns-repeated="2"/>
          <table:table-cell table:number-columns-repeated="3"/>
        </table:table-row>
        <table:table-row table:style-name="ro2">
          <table:table-cell table:style-name="ce2" office:value-type="string">
            <text:p>U1</text:p>
          </table:table-cell>
          <table:table-cell table:style-name="ce2" office:value-type="string">
            <text:p>OPA121</text:p>
          </table:table-cell>
          <table:table-cell table:style-name="ce2" table:formula="of:=IF(OR([.$B2]=&quot;OPA121&quot;;[.$B2]=&quot;LT1168&quot;;[.$B2]=&quot;OPA211&quot;;[.$B2]=&quot;ISO124&quot;;[.$B2]=&quot;LTC2440&quot;;[.$B2]=&quot;ATMEGA32U4-AU&quot;;[.$B2]=&quot;RESISTOR&quot;;[.$B2]=&quot;CAPACITOR&quot;;[.$B2]=&quot;POLARIZED_CAPACITOR&quot;;[.$B2]=&quot;SATA_Connector&quot;);[.$B2];&quot;OTHER&quot;)" office:value-type="string" office:string-value="OPA121">
            <text:p>OPA121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O8</text:p>
          </table:table-cell>
          <table:table-cell table:style-name="ce4" office:value-type="currency" office:currency="USD" office:value="12.06">
            <text:p>$12.06</text:p>
          </table:table-cell>
          <table:table-cell table:style-name="ce2" office:value-type="float" office:value="1">
            <text:p>1</text:p>
          </table:table-cell>
          <table:table-cell table:formula="of:=[.F2]*[.G2]" office:value-type="currency" office:currency="USD" office:value="12.06">
            <text:p>$12.06</text:p>
          </table:table-cell>
          <table:table-cell office:value-type="float" office:value="2">
            <text:p>2</text:p>
          </table:table-cell>
          <table:table-cell table:formula="of:=[.H2]*[.I2]" office:value-type="currency" office:currency="USD" office:value="24.12">
            <text:p>$24.1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4</text:p>
          </table:table-cell>
          <table:table-cell table:style-name="ce2" office:value-type="string">
            <text:p>RESISTOR</text:p>
          </table:table-cell>
          <table:table-cell table:style-name="ce2" table:formula="of:=IF(OR([.$B3]=&quot;OPA121&quot;;[.$B3]=&quot;LT1168&quot;;[.$B3]=&quot;OPA211&quot;;[.$B3]=&quot;ISO124&quot;;[.$B3]=&quot;LTC2440&quot;;[.$B3]=&quot;ATMEGA32U4-AU&quot;;[.$B3]=&quot;RESISTOR&quot;;[.$B3]=&quot;CAPACITOR&quot;;[.$B3]=&quot;POLARIZED_CAPACITOR&quot;;[.$B3]=&quot;SATA_Connector&quot;);[.$B3];&quot;OTHER&quot;)" office:value-type="string" office:string-value="RESISTOR">
            <text:p>RESISTOR</text:p>
          </table:table-cell>
          <table:table-cell table:style-name="ce2" office:value-type="string">
            <text:p>49.9k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55">
            <text:p>$0.55</text:p>
          </table:table-cell>
          <table:table-cell table:style-name="ce2" office:value-type="float" office:value="1">
            <text:p>1</text:p>
          </table:table-cell>
          <table:table-cell table:formula="of:=[.F3]*[.G3]" office:value-type="currency" office:currency="USD" office:value="0.55">
            <text:p>$0.55</text:p>
          </table:table-cell>
          <table:table-cell office:value-type="float" office:value="2">
            <text:p>2</text:p>
          </table:table-cell>
          <table:table-cell table:formula="of:=[.H3]*[.I3]" office:value-type="currency" office:currency="USD" office:value="1.1">
            <text:p>$1.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5,C6</text:p>
          </table:table-cell>
          <table:table-cell table:style-name="ce2" office:value-type="string">
            <text:p>CAPACITOR</text:p>
          </table:table-cell>
          <table:table-cell table:style-name="ce2" table:formula="of:=IF(OR([.$B4]=&quot;OPA121&quot;;[.$B4]=&quot;LT1168&quot;;[.$B4]=&quot;OPA211&quot;;[.$B4]=&quot;ISO124&quot;;[.$B4]=&quot;LTC2440&quot;;[.$B4]=&quot;ATMEGA32U4-AU&quot;;[.$B4]=&quot;RESISTOR&quot;;[.$B4]=&quot;CAPACITOR&quot;;[.$B4]=&quot;POLARIZED_CAPACITOR&quot;;[.$B4]=&quot;SATA_Connector&quot;);[.$B4];&quot;OTHER&quot;)" office:value-type="string" office:string-value="CAPACITOR">
            <text:p>CAPACITOR</text:p>
          </table:table-cell>
          <table:table-cell table:style-name="ce2" office:value-type="string">
            <text:p>4.7uF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45">
            <text:p>$0.45</text:p>
          </table:table-cell>
          <table:table-cell table:style-name="ce2" office:value-type="float" office:value="2">
            <text:p>2</text:p>
          </table:table-cell>
          <table:table-cell table:formula="of:=[.F4]*[.G4]" office:value-type="currency" office:currency="USD" office:value="0.9">
            <text:p>$0.90</text:p>
          </table:table-cell>
          <table:table-cell office:value-type="float" office:value="2">
            <text:p>2</text:p>
          </table:table-cell>
          <table:table-cell table:formula="of:=[.H4]*[.I4]" office:value-type="currency" office:currency="USD" office:value="1.8">
            <text:p>$1.8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3,C4</text:p>
          </table:table-cell>
          <table:table-cell table:style-name="ce2" office:value-type="string">
            <text:p>CAPACITOR</text:p>
          </table:table-cell>
          <table:table-cell table:style-name="ce2" table:formula="of:=IF(OR([.$B5]=&quot;OPA121&quot;;[.$B5]=&quot;LT1168&quot;;[.$B5]=&quot;OPA211&quot;;[.$B5]=&quot;ISO124&quot;;[.$B5]=&quot;LTC2440&quot;;[.$B5]=&quot;ATMEGA32U4-AU&quot;;[.$B5]=&quot;RESISTOR&quot;;[.$B5]=&quot;CAPACITOR&quot;;[.$B5]=&quot;POLARIZED_CAPACITOR&quot;;[.$B5]=&quot;SATA_Connector&quot;);[.$B5];&quot;OTHER&quot;)" office:value-type="string" office:string-value="CAPACITOR">
            <text:p>CAPACITOR</text:p>
          </table:table-cell>
          <table:table-cell table:style-name="ce2" office:value-type="string">
            <text:p>0.1uF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1">
            <text:p>$0.10</text:p>
          </table:table-cell>
          <table:table-cell table:style-name="ce2" office:value-type="float" office:value="2">
            <text:p>2</text:p>
          </table:table-cell>
          <table:table-cell table:formula="of:=[.F5]*[.G5]" office:value-type="currency" office:currency="USD" office:value="0.2">
            <text:p>$0.20</text:p>
          </table:table-cell>
          <table:table-cell office:value-type="float" office:value="2">
            <text:p>2</text:p>
          </table:table-cell>
          <table:table-cell table:formula="of:=[.H5]*[.I5]" office:value-type="currency" office:currency="USD" office:value="0.4">
            <text:p>$0.4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1,C2</text:p>
          </table:table-cell>
          <table:table-cell table:style-name="ce2" office:value-type="string">
            <text:p>CAPACITOR</text:p>
          </table:table-cell>
          <table:table-cell table:style-name="ce2" table:formula="of:=IF(OR([.$B6]=&quot;OPA121&quot;;[.$B6]=&quot;LT1168&quot;;[.$B6]=&quot;OPA211&quot;;[.$B6]=&quot;ISO124&quot;;[.$B6]=&quot;LTC2440&quot;;[.$B6]=&quot;ATMEGA32U4-AU&quot;;[.$B6]=&quot;RESISTOR&quot;;[.$B6]=&quot;CAPACITOR&quot;;[.$B6]=&quot;POLARIZED_CAPACITOR&quot;;[.$B6]=&quot;SATA_Connector&quot;);[.$B6];&quot;OTHER&quot;)" office:value-type="string" office:string-value="CAPACITOR">
            <text:p>CAPACITOR</text:p>
          </table:table-cell>
          <table:table-cell table:style-name="ce2" office:value-type="string">
            <text:p>100pF</text:p>
          </table:table-cell>
          <table:table-cell table:style-name="ce2" office:value-type="float" office:value="805">
            <text:p>805</text:p>
          </table:table-cell>
          <table:table-cell table:style-name="ce4" office:value-type="currency" office:currency="USD" office:value="1.04">
            <text:p>$1.04</text:p>
          </table:table-cell>
          <table:table-cell table:style-name="ce2" office:value-type="float" office:value="2">
            <text:p>2</text:p>
          </table:table-cell>
          <table:table-cell table:formula="of:=[.F6]*[.G6]" office:value-type="currency" office:currency="USD" office:value="2.08">
            <text:p>$2.08</text:p>
          </table:table-cell>
          <table:table-cell office:value-type="float" office:value="2">
            <text:p>2</text:p>
          </table:table-cell>
          <table:table-cell table:formula="of:=[.H6]*[.I6]" office:value-type="currency" office:currency="USD" office:value="4.16">
            <text:p>$4.1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2</text:p>
          </table:table-cell>
          <table:table-cell table:style-name="ce2" office:value-type="string">
            <text:p>RESISTOR</text:p>
          </table:table-cell>
          <table:table-cell table:style-name="ce2" table:formula="of:=IF(OR([.$B7]=&quot;OPA121&quot;;[.$B7]=&quot;LT1168&quot;;[.$B7]=&quot;OPA211&quot;;[.$B7]=&quot;ISO124&quot;;[.$B7]=&quot;LTC2440&quot;;[.$B7]=&quot;ATMEGA32U4-AU&quot;;[.$B7]=&quot;RESISTOR&quot;;[.$B7]=&quot;CAPACITOR&quot;;[.$B7]=&quot;POLARIZED_CAPACITOR&quot;;[.$B7]=&quot;SATA_Connector&quot;);[.$B7];&quot;OTHER&quot;)" office:value-type="string" office:string-value="RESISTOR">
            <text:p>RESISTOR</text:p>
          </table:table-cell>
          <table:table-cell table:style-name="ce2" office:value-type="string">
            <text:p>2k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55">
            <text:p>$0.55</text:p>
          </table:table-cell>
          <table:table-cell table:style-name="ce2" office:value-type="float" office:value="1">
            <text:p>1</text:p>
          </table:table-cell>
          <table:table-cell table:formula="of:=[.F7]*[.G7]" office:value-type="currency" office:currency="USD" office:value="0.55">
            <text:p>$0.55</text:p>
          </table:table-cell>
          <table:table-cell office:value-type="float" office:value="2">
            <text:p>2</text:p>
          </table:table-cell>
          <table:table-cell table:formula="of:=[.H7]*[.I7]" office:value-type="currency" office:currency="USD" office:value="1.1">
            <text:p>$1.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3</text:p>
          </table:table-cell>
          <table:table-cell table:style-name="ce2" office:value-type="string">
            <text:p>RESISTOR</text:p>
          </table:table-cell>
          <table:table-cell table:style-name="ce2" table:formula="of:=IF(OR([.$B8]=&quot;OPA121&quot;;[.$B8]=&quot;LT1168&quot;;[.$B8]=&quot;OPA211&quot;;[.$B8]=&quot;ISO124&quot;;[.$B8]=&quot;LTC2440&quot;;[.$B8]=&quot;ATMEGA32U4-AU&quot;;[.$B8]=&quot;RESISTOR&quot;;[.$B8]=&quot;CAPACITOR&quot;;[.$B8]=&quot;POLARIZED_CAPACITOR&quot;;[.$B8]=&quot;SATA_Connector&quot;);[.$B8];&quot;OTHER&quot;)" office:value-type="string" office:string-value="RESISTOR">
            <text:p>RESISTOR</text:p>
          </table:table-cell>
          <table:table-cell table:style-name="ce2" office:value-type="string">
            <text:p>25.5k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55">
            <text:p>$0.55</text:p>
          </table:table-cell>
          <table:table-cell table:style-name="ce2" office:value-type="float" office:value="1">
            <text:p>1</text:p>
          </table:table-cell>
          <table:table-cell table:formula="of:=[.F8]*[.G8]" office:value-type="currency" office:currency="USD" office:value="0.55">
            <text:p>$0.55</text:p>
          </table:table-cell>
          <table:table-cell office:value-type="float" office:value="2">
            <text:p>2</text:p>
          </table:table-cell>
          <table:table-cell table:formula="of:=[.H8]*[.I8]" office:value-type="currency" office:currency="USD" office:value="1.1">
            <text:p>$1.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9</text:p>
          </table:table-cell>
          <table:table-cell table:style-name="ce2" office:value-type="string">
            <text:p>CAPACITOR</text:p>
          </table:table-cell>
          <table:table-cell table:style-name="ce2" table:formula="of:=IF(OR([.$B9]=&quot;OPA121&quot;;[.$B9]=&quot;LT1168&quot;;[.$B9]=&quot;OPA211&quot;;[.$B9]=&quot;ISO124&quot;;[.$B9]=&quot;LTC2440&quot;;[.$B9]=&quot;ATMEGA32U4-AU&quot;;[.$B9]=&quot;RESISTOR&quot;;[.$B9]=&quot;CAPACITOR&quot;;[.$B9]=&quot;POLARIZED_CAPACITOR&quot;;[.$B9]=&quot;SATA_Connector&quot;);[.$B9];&quot;OTHER&quot;)" office:value-type="string" office:string-value="CAPACITOR">
            <text:p>CAPACITOR</text:p>
          </table:table-cell>
          <table:table-cell table:style-name="ce2" office:value-type="string">
            <text:p>10pF</text:p>
          </table:table-cell>
          <table:table-cell table:style-name="ce2" office:value-type="float" office:value="805">
            <text:p>805</text:p>
          </table:table-cell>
          <table:table-cell table:style-name="ce4" office:value-type="currency" office:currency="USD" office:value="0.62">
            <text:p>$0.62</text:p>
          </table:table-cell>
          <table:table-cell table:style-name="ce2" office:value-type="float" office:value="1">
            <text:p>1</text:p>
          </table:table-cell>
          <table:table-cell table:formula="of:=[.F9]*[.G9]" office:value-type="currency" office:currency="USD" office:value="0.62">
            <text:p>$0.62</text:p>
          </table:table-cell>
          <table:table-cell office:value-type="float" office:value="2">
            <text:p>2</text:p>
          </table:table-cell>
          <table:table-cell table:formula="of:=[.H9]*[.I9]" office:value-type="currency" office:currency="USD" office:value="1.24">
            <text:p>$1.24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1</text:p>
          </table:table-cell>
          <table:table-cell table:style-name="ce2" office:value-type="string">
            <text:p>RESISTOR</text:p>
          </table:table-cell>
          <table:table-cell table:style-name="ce2" table:formula="of:=IF(OR([.$B10]=&quot;OPA121&quot;;[.$B10]=&quot;LT1168&quot;;[.$B10]=&quot;OPA211&quot;;[.$B10]=&quot;ISO124&quot;;[.$B10]=&quot;LTC2440&quot;;[.$B10]=&quot;ATMEGA32U4-AU&quot;;[.$B10]=&quot;RESISTOR&quot;;[.$B10]=&quot;CAPACITOR&quot;;[.$B10]=&quot;POLARIZED_CAPACITOR&quot;;[.$B10]=&quot;SATA_Connector&quot;);[.$B10];&quot;OTHER&quot;)" office:value-type="string" office:string-value="RESISTOR">
            <text:p>RESISTOR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55">
            <text:p>$0.55</text:p>
          </table:table-cell>
          <table:table-cell table:style-name="ce2" office:value-type="float" office:value="1">
            <text:p>1</text:p>
          </table:table-cell>
          <table:table-cell table:formula="of:=[.F10]*[.G10]" office:value-type="currency" office:currency="USD" office:value="0.55">
            <text:p>$0.55</text:p>
          </table:table-cell>
          <table:table-cell office:value-type="float" office:value="2">
            <text:p>2</text:p>
          </table:table-cell>
          <table:table-cell table:formula="of:=[.H10]*[.I10]" office:value-type="currency" office:currency="USD" office:value="1.1">
            <text:p>$1.1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X1</text:p>
          </table:table-cell>
          <table:table-cell table:style-name="ce2" office:value-type="string">
            <text:p>SATA_Connector</text:p>
          </table:table-cell>
          <table:table-cell table:style-name="ce2" table:formula="of:=IF(OR([.$B11]=&quot;OPA121&quot;;[.$B11]=&quot;LT1168&quot;;[.$B11]=&quot;OPA211&quot;;[.$B11]=&quot;ISO124&quot;;[.$B11]=&quot;LTC2440&quot;;[.$B11]=&quot;ATMEGA32U4-AU&quot;;[.$B11]=&quot;RESISTOR&quot;;[.$B11]=&quot;CAPACITOR&quot;;[.$B11]=&quot;POLARIZED_CAPACITOR&quot;;[.$B11]=&quot;SATA_Connector&quot;);[.$B11];&quot;OTHER&quot;)" office:value-type="string" office:string-value="SATA_Connector">
            <text:p>SATA_Connecto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517-5607-4200-SH</text:p>
          </table:table-cell>
          <table:table-cell table:style-name="ce4" office:value-type="currency" office:currency="USD" office:value="0.81">
            <text:p>$0.81</text:p>
          </table:table-cell>
          <table:table-cell table:style-name="ce2" office:value-type="float" office:value="1">
            <text:p>1</text:p>
          </table:table-cell>
          <table:table-cell table:formula="of:=[.F11]*[.G11]" office:value-type="currency" office:currency="USD" office:value="0.81">
            <text:p>$0.81</text:p>
          </table:table-cell>
          <table:table-cell office:value-type="float" office:value="2">
            <text:p>2</text:p>
          </table:table-cell>
          <table:table-cell table:formula="of:=[.H11]*[.I11]" office:value-type="currency" office:currency="USD" office:value="1.62">
            <text:p>$1.62</text:p>
          </table:table-cell>
          <table:table-cell table:number-columns-repeated="2"/>
        </table:table-row>
        <table:table-row table:style-name="ro3">
          <table:table-cell table:style-name="ce2" office:value-type="string">
            <text:p>CONN1</text:p>
          </table:table-cell>
          <table:table-cell table:style-name="ce2" office:value-type="string">
            <text:p>CONNECTOR_4</text:p>
          </table:table-cell>
          <table:table-cell table:style-name="ce2" table:formula="of:=IF(OR([.$B12]=&quot;OPA121&quot;;[.$B12]=&quot;LT1168&quot;;[.$B12]=&quot;OPA211&quot;;[.$B12]=&quot;ISO124&quot;;[.$B12]=&quot;LTC2440&quot;;[.$B12]=&quot;ATMEGA32U4-AU&quot;;[.$B12]=&quot;RESISTOR&quot;;[.$B12]=&quot;CAPACITOR&quot;;[.$B12]=&quot;POLARIZED_CAPACITOR&quot;;[.$B12]=&quot;SATA_Connector&quot;);[.$B12];&quot;OTHER&quot;)" office:value-type="string" office:string-value="OTHER">
            <text:p>OTHE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HEADER4_1</text:p>
          </table:table-cell>
          <table:table-cell table:style-name="ce4" office:value-type="currency" office:currency="USD" office:value="0.15">
            <text:p>$0.15</text:p>
          </table:table-cell>
          <table:table-cell table:style-name="ce2" office:value-type="float" office:value="1">
            <text:p>1</text:p>
          </table:table-cell>
          <table:table-cell table:formula="of:=[.F12]*[.G12]" office:value-type="currency" office:currency="USD" office:value="0.15">
            <text:p>$0.15</text:p>
          </table:table-cell>
          <table:table-cell office:value-type="float" office:value="2">
            <text:p>2</text:p>
          </table:table-cell>
          <table:table-cell table:formula="of:=[.H12]*[.I12]" office:value-type="currency" office:currency="USD" office:value="0.3">
            <text:p>$0.3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Q2</text:p>
          </table:table-cell>
          <table:table-cell table:style-name="ce2" office:value-type="string">
            <text:p>2PA1576</text:p>
          </table:table-cell>
          <table:table-cell table:style-name="ce2" table:formula="of:=IF(OR([.$B13]=&quot;OPA121&quot;;[.$B13]=&quot;LT1168&quot;;[.$B13]=&quot;OPA211&quot;;[.$B13]=&quot;ISO124&quot;;[.$B13]=&quot;LTC2440&quot;;[.$B13]=&quot;ATMEGA32U4-AU&quot;;[.$B13]=&quot;RESISTOR&quot;;[.$B13]=&quot;CAPACITOR&quot;;[.$B13]=&quot;POLARIZED_CAPACITOR&quot;;[.$B13]=&quot;SATA_Connector&quot;);[.$B13];&quot;OTHER&quot;)" office:value-type="string" office:string-value="OTHER">
            <text:p>OTHE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C70_3</text:p>
          </table:table-cell>
          <table:table-cell table:style-name="ce4" office:value-type="currency" office:currency="USD" office:value="0.05">
            <text:p>$0.05</text:p>
          </table:table-cell>
          <table:table-cell table:style-name="ce2" office:value-type="float" office:value="1">
            <text:p>1</text:p>
          </table:table-cell>
          <table:table-cell table:formula="of:=[.F13]*[.G13]" office:value-type="currency" office:currency="USD" office:value="0.05">
            <text:p>$0.05</text:p>
          </table:table-cell>
          <table:table-cell office:value-type="float" office:value="2">
            <text:p>2</text:p>
          </table:table-cell>
          <table:table-cell table:formula="of:=[.H13]*[.I13]" office:value-type="currency" office:currency="USD" office:value="0.1">
            <text:p>$0.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Q1</text:p>
          </table:table-cell>
          <table:table-cell table:style-name="ce2" office:value-type="string">
            <text:p>2PC4081</text:p>
          </table:table-cell>
          <table:table-cell table:style-name="ce2" table:formula="of:=IF(OR([.$B14]=&quot;OPA121&quot;;[.$B14]=&quot;LT1168&quot;;[.$B14]=&quot;OPA211&quot;;[.$B14]=&quot;ISO124&quot;;[.$B14]=&quot;LTC2440&quot;;[.$B14]=&quot;ATMEGA32U4-AU&quot;;[.$B14]=&quot;RESISTOR&quot;;[.$B14]=&quot;CAPACITOR&quot;;[.$B14]=&quot;POLARIZED_CAPACITOR&quot;;[.$B14]=&quot;SATA_Connector&quot;);[.$B14];&quot;OTHER&quot;)" office:value-type="string" office:string-value="OTHER">
            <text:p>OTHE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C70_3</text:p>
          </table:table-cell>
          <table:table-cell table:style-name="ce4" office:value-type="currency" office:currency="USD" office:value="0.05">
            <text:p>$0.05</text:p>
          </table:table-cell>
          <table:table-cell table:style-name="ce2" office:value-type="float" office:value="1">
            <text:p>1</text:p>
          </table:table-cell>
          <table:table-cell table:formula="of:=[.F14]*[.G14]" office:value-type="currency" office:currency="USD" office:value="0.05">
            <text:p>$0.05</text:p>
          </table:table-cell>
          <table:table-cell office:value-type="float" office:value="2">
            <text:p>2</text:p>
          </table:table-cell>
          <table:table-cell table:formula="of:=[.H14]*[.I14]" office:value-type="currency" office:currency="USD" office:value="0.1">
            <text:p>$0.10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9" table:number-rows-spanned="1">
            <text:p>Amplifier</text:p>
          </table:table-cell>
          <table:covered-table-cell/>
          <table:covered-table-cell table:style-name="ce2" table:formula="of:=IF(OR([.$B15]=&quot;OPA121&quot;;[.$B15]=&quot;LT1168&quot;;[.$B15]=&quot;OPA211&quot;;[.$B15]=&quot;ISO124&quot;;[.$B15]=&quot;LTC2440&quot;;[.$B15]=&quot;ATMEGA32U4-AU&quot;;[.$B15]=&quot;RESISTOR&quot;;[.$B15]=&quot;CAPACITOR&quot;;[.$B15]=&quot;POLARIZED_CAPACITOR&quot;;[.$B15]=&quot;SATA_Connector&quot;);[.$B15];&quot;OTHER&quot;)" office:value-type="string" office:string-value="OTHER">
            <text:p>OTHER</text:p>
          </table:covered-table-cell>
          <table:covered-table-cell table:number-columns-repeated="6"/>
          <table:table-cell table:number-columns-repeated="3"/>
        </table:table-row>
        <table:table-row table:style-name="ro2">
          <table:table-cell table:style-name="ce2" office:value-type="string">
            <text:p>U1</text:p>
          </table:table-cell>
          <table:table-cell table:style-name="ce2" office:value-type="string">
            <text:p>LT1168</text:p>
          </table:table-cell>
          <table:table-cell table:style-name="ce2" table:formula="of:=IF(OR([.$B16]=&quot;OPA121&quot;;[.$B16]=&quot;LT1168&quot;;[.$B16]=&quot;OPA211&quot;;[.$B16]=&quot;ISO124&quot;;[.$B16]=&quot;LTC2440&quot;;[.$B16]=&quot;ATMEGA32U4-AU&quot;;[.$B16]=&quot;RESISTOR&quot;;[.$B16]=&quot;CAPACITOR&quot;;[.$B16]=&quot;POLARIZED_CAPACITOR&quot;;[.$B16]=&quot;SATA_Connector&quot;);[.$B16];&quot;OTHER&quot;)" office:value-type="string" office:string-value="LT1168">
            <text:p>LT1168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O8</text:p>
          </table:table-cell>
          <table:table-cell table:style-name="ce4" office:value-type="currency" office:currency="USD" office:value="7.66">
            <text:p>$7.66</text:p>
          </table:table-cell>
          <table:table-cell table:style-name="ce2" office:value-type="float" office:value="1">
            <text:p>1</text:p>
          </table:table-cell>
          <table:table-cell table:formula="of:=[.F16]*[.G16]" office:value-type="currency" office:currency="USD" office:value="7.66">
            <text:p>$7.66</text:p>
          </table:table-cell>
          <table:table-cell office:value-type="float" office:value="1">
            <text:p>1</text:p>
          </table:table-cell>
          <table:table-cell table:formula="of:=[.H16]*[.I16]" office:value-type="currency" office:currency="USD" office:value="7.66">
            <text:p>$7.6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12</text:p>
          </table:table-cell>
          <table:table-cell table:style-name="ce2" office:value-type="string">
            <text:p>RESISTOR</text:p>
          </table:table-cell>
          <table:table-cell table:style-name="ce2" table:formula="of:=IF(OR([.$B17]=&quot;OPA121&quot;;[.$B17]=&quot;LT1168&quot;;[.$B17]=&quot;OPA211&quot;;[.$B17]=&quot;ISO124&quot;;[.$B17]=&quot;LTC2440&quot;;[.$B17]=&quot;ATMEGA32U4-AU&quot;;[.$B17]=&quot;RESISTOR&quot;;[.$B17]=&quot;CAPACITOR&quot;;[.$B17]=&quot;POLARIZED_CAPACITOR&quot;;[.$B17]=&quot;SATA_Connector&quot;);[.$B17];&quot;OTHER&quot;)" office:value-type="string" office:string-value="RESISTOR">
            <text:p>RESISTOR</text:p>
          </table:table-cell>
          <table:table-cell table:style-name="ce2" office:value-type="string">
            <text:p>1M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09">
            <text:p>$0.09</text:p>
          </table:table-cell>
          <table:table-cell table:style-name="ce2" office:value-type="float" office:value="1">
            <text:p>1</text:p>
          </table:table-cell>
          <table:table-cell table:formula="of:=[.F17]*[.G17]" office:value-type="currency" office:currency="USD" office:value="0.09">
            <text:p>$0.09</text:p>
          </table:table-cell>
          <table:table-cell office:value-type="float" office:value="1">
            <text:p>1</text:p>
          </table:table-cell>
          <table:table-cell table:formula="of:=[.H17]*[.I17]" office:value-type="currency" office:currency="USD" office:value="0.09">
            <text:p>$0.0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10,R13,R6,R9</text:p>
          </table:table-cell>
          <table:table-cell table:style-name="ce2" office:value-type="string">
            <text:p>RESISTOR</text:p>
          </table:table-cell>
          <table:table-cell table:style-name="ce2" table:formula="of:=IF(OR([.$B18]=&quot;OPA121&quot;;[.$B18]=&quot;LT1168&quot;;[.$B18]=&quot;OPA211&quot;;[.$B18]=&quot;ISO124&quot;;[.$B18]=&quot;LTC2440&quot;;[.$B18]=&quot;ATMEGA32U4-AU&quot;;[.$B18]=&quot;RESISTOR&quot;;[.$B18]=&quot;CAPACITOR&quot;;[.$B18]=&quot;POLARIZED_CAPACITOR&quot;;[.$B18]=&quot;SATA_Connector&quot;);[.$B18];&quot;OTHER&quot;)" office:value-type="string" office:string-value="RESISTOR">
            <text:p>RESISTOR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55">
            <text:p>$0.55</text:p>
          </table:table-cell>
          <table:table-cell table:style-name="ce2" office:value-type="float" office:value="4">
            <text:p>4</text:p>
          </table:table-cell>
          <table:table-cell table:formula="of:=[.F18]*[.G18]" office:value-type="currency" office:currency="USD" office:value="2.2">
            <text:p>$2.20</text:p>
          </table:table-cell>
          <table:table-cell office:value-type="float" office:value="1">
            <text:p>1</text:p>
          </table:table-cell>
          <table:table-cell table:formula="of:=[.H18]*[.I18]" office:value-type="currency" office:currency="USD" office:value="2.2">
            <text:p>$2.2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9</text:p>
          </table:table-cell>
          <table:table-cell table:style-name="ce2" office:value-type="string">
            <text:p>CAPACITOR</text:p>
          </table:table-cell>
          <table:table-cell table:style-name="ce2" table:formula="of:=IF(OR([.$B19]=&quot;OPA121&quot;;[.$B19]=&quot;LT1168&quot;;[.$B19]=&quot;OPA211&quot;;[.$B19]=&quot;ISO124&quot;;[.$B19]=&quot;LTC2440&quot;;[.$B19]=&quot;ATMEGA32U4-AU&quot;;[.$B19]=&quot;RESISTOR&quot;;[.$B19]=&quot;CAPACITOR&quot;;[.$B19]=&quot;POLARIZED_CAPACITOR&quot;;[.$B19]=&quot;SATA_Connector&quot;);[.$B19];&quot;OTHER&quot;)" office:value-type="string" office:string-value="CAPACITOR">
            <text:p>CAPACITOR</text:p>
          </table:table-cell>
          <table:table-cell table:style-name="ce2" office:value-type="string">
            <text:p>15nF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formula="of:=[.F19]*[.G19]" office:value-type="currency" office:currency="USD" office:value="0.27">
            <text:p>$0.27</text:p>
          </table:table-cell>
          <table:table-cell office:value-type="float" office:value="1">
            <text:p>1</text:p>
          </table:table-cell>
          <table:table-cell table:formula="of:=[.H19]*[.I19]" office:value-type="currency" office:currency="USD" office:value="0.27">
            <text:p>$0.27</text:p>
          </table:table-cell>
          <table:table-cell table:number-columns-repeated="2"/>
        </table:table-row>
        <table:table-row table:style-name="ro3">
          <table:table-cell table:style-name="ce2" office:value-type="string">
            <text:p>U2,U3,U4,U5,U6</text:p>
          </table:table-cell>
          <table:table-cell table:style-name="ce2" office:value-type="string">
            <text:p>OPA211</text:p>
          </table:table-cell>
          <table:table-cell table:style-name="ce2" table:formula="of:=IF(OR([.$B20]=&quot;OPA121&quot;;[.$B20]=&quot;LT1168&quot;;[.$B20]=&quot;OPA211&quot;;[.$B20]=&quot;ISO124&quot;;[.$B20]=&quot;LTC2440&quot;;[.$B20]=&quot;ATMEGA32U4-AU&quot;;[.$B20]=&quot;RESISTOR&quot;;[.$B20]=&quot;CAPACITOR&quot;;[.$B20]=&quot;POLARIZED_CAPACITOR&quot;;[.$B20]=&quot;SATA_Connector&quot;);[.$B20];&quot;OTHER&quot;)" office:value-type="string" office:string-value="OPA211">
            <text:p>OPA211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O8</text:p>
          </table:table-cell>
          <table:table-cell table:style-name="ce4" office:value-type="currency" office:currency="USD" office:value="7.76">
            <text:p>$7.76</text:p>
          </table:table-cell>
          <table:table-cell table:style-name="ce2" office:value-type="float" office:value="5">
            <text:p>5</text:p>
          </table:table-cell>
          <table:table-cell table:formula="of:=[.F20]*[.G20]" office:value-type="currency" office:currency="USD" office:value="38.8">
            <text:p>$38.80</text:p>
          </table:table-cell>
          <table:table-cell office:value-type="float" office:value="1">
            <text:p>1</text:p>
          </table:table-cell>
          <table:table-cell table:formula="of:=[.H20]*[.I20]" office:value-type="currency" office:currency="USD" office:value="38.8">
            <text:p>$38.8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7</text:p>
          </table:table-cell>
          <table:table-cell table:style-name="ce2" office:value-type="string">
            <text:p>TL082</text:p>
          </table:table-cell>
          <table:table-cell table:style-name="ce2" table:formula="of:=IF(OR([.$B21]=&quot;OPA121&quot;;[.$B21]=&quot;LT1168&quot;;[.$B21]=&quot;OPA211&quot;;[.$B21]=&quot;ISO124&quot;;[.$B21]=&quot;LTC2440&quot;;[.$B21]=&quot;ATMEGA32U4-AU&quot;;[.$B21]=&quot;RESISTOR&quot;;[.$B21]=&quot;CAPACITOR&quot;;[.$B21]=&quot;POLARIZED_CAPACITOR&quot;;[.$B21]=&quot;SATA_Connector&quot;);[.$B21];&quot;OTHER&quot;)" office:value-type="string" office:string-value="OTHER">
            <text:p>OTHE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O8</text:p>
          </table:table-cell>
          <table:table-cell table:style-name="ce4" office:value-type="currency" office:currency="USD" office:value="0.45">
            <text:p>$0.45</text:p>
          </table:table-cell>
          <table:table-cell table:style-name="ce2" office:value-type="float" office:value="1">
            <text:p>1</text:p>
          </table:table-cell>
          <table:table-cell table:formula="of:=[.F21]*[.G21]" office:value-type="currency" office:currency="USD" office:value="0.45">
            <text:p>$0.45</text:p>
          </table:table-cell>
          <table:table-cell office:value-type="float" office:value="1">
            <text:p>1</text:p>
          </table:table-cell>
          <table:table-cell table:formula="of:=[.H21]*[.I21]" office:value-type="currency" office:currency="USD" office:value="0.45">
            <text:p>$0.45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10,C11,C16</text:p>
          </table:table-cell>
          <table:table-cell table:style-name="ce2" office:value-type="string">
            <text:p>CAPACITOR</text:p>
          </table:table-cell>
          <table:table-cell table:style-name="ce2" table:formula="of:=IF(OR([.$B22]=&quot;OPA121&quot;;[.$B22]=&quot;LT1168&quot;;[.$B22]=&quot;OPA211&quot;;[.$B22]=&quot;ISO124&quot;;[.$B22]=&quot;LTC2440&quot;;[.$B22]=&quot;ATMEGA32U4-AU&quot;;[.$B22]=&quot;RESISTOR&quot;;[.$B22]=&quot;CAPACITOR&quot;;[.$B22]=&quot;POLARIZED_CAPACITOR&quot;;[.$B22]=&quot;SATA_Connector&quot;);[.$B22];&quot;OTHER&quot;)" office:value-type="string" office:string-value="CAPACITOR">
            <text:p>CAPACITOR</text:p>
          </table:table-cell>
          <table:table-cell table:style-name="ce2" office:value-type="string">
            <text:p>100pF</text:p>
          </table:table-cell>
          <table:table-cell table:style-name="ce2" office:value-type="float" office:value="805">
            <text:p>805</text:p>
          </table:table-cell>
          <table:table-cell table:style-name="ce4" office:value-type="currency" office:currency="USD" office:value="1.04">
            <text:p>$1.04</text:p>
          </table:table-cell>
          <table:table-cell table:style-name="ce2" office:value-type="float" office:value="3">
            <text:p>3</text:p>
          </table:table-cell>
          <table:table-cell table:formula="of:=[.F22]*[.G22]" office:value-type="currency" office:currency="USD" office:value="3.12">
            <text:p>$3.12</text:p>
          </table:table-cell>
          <table:table-cell office:value-type="float" office:value="1">
            <text:p>1</text:p>
          </table:table-cell>
          <table:table-cell table:formula="of:=[.H22]*[.I22]" office:value-type="currency" office:currency="USD" office:value="3.12">
            <text:p>$3.1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15,C17</text:p>
          </table:table-cell>
          <table:table-cell table:style-name="ce2" office:value-type="string">
            <text:p>CAPACITOR</text:p>
          </table:table-cell>
          <table:table-cell table:style-name="ce2" table:formula="of:=IF(OR([.$B23]=&quot;OPA121&quot;;[.$B23]=&quot;LT1168&quot;;[.$B23]=&quot;OPA211&quot;;[.$B23]=&quot;ISO124&quot;;[.$B23]=&quot;LTC2440&quot;;[.$B23]=&quot;ATMEGA32U4-AU&quot;;[.$B23]=&quot;RESISTOR&quot;;[.$B23]=&quot;CAPACITOR&quot;;[.$B23]=&quot;POLARIZED_CAPACITOR&quot;;[.$B23]=&quot;SATA_Connector&quot;);[.$B23];&quot;OTHER&quot;)" office:value-type="string" office:string-value="CAPACITOR">
            <text:p>CAPACITOR</text:p>
          </table:table-cell>
          <table:table-cell table:style-name="ce2" office:value-type="string">
            <text:p>22uF</text:p>
          </table:table-cell>
          <table:table-cell table:style-name="ce2" office:value-type="float" office:value="1210">
            <text:p>1210</text:p>
          </table:table-cell>
          <table:table-cell table:style-name="ce5" office:value-type="currency" office:currency="USD" office:value="1.71">
            <text:p>$1.71</text:p>
          </table:table-cell>
          <table:table-cell table:style-name="ce2" office:value-type="float" office:value="2">
            <text:p>2</text:p>
          </table:table-cell>
          <table:table-cell table:formula="of:=[.F23]*[.G23]" office:value-type="currency" office:currency="USD" office:value="3.42">
            <text:p>$3.42</text:p>
          </table:table-cell>
          <table:table-cell office:value-type="float" office:value="1">
            <text:p>1</text:p>
          </table:table-cell>
          <table:table-cell table:formula="of:=[.H23]*[.I23]" office:value-type="currency" office:currency="USD" office:value="3.42">
            <text:p>$3.42</text:p>
          </table:table-cell>
          <table:table-cell table:formula="of:=[.I23]*[.J23]" office:value-type="currency" office:currency="USD" office:value="3.42">
            <text:p>$3.42</text:p>
          </table:table-cell>
          <table:table-cell/>
        </table:table-row>
        <table:table-row table:style-name="ro3">
          <table:table-cell table:style-name="ce2" office:value-type="string">
            <text:p>R14,R16,R18,R20,R22</text:p>
          </table:table-cell>
          <table:table-cell table:style-name="ce2" office:value-type="string">
            <text:p>RESISTOR</text:p>
          </table:table-cell>
          <table:table-cell table:style-name="ce2" table:formula="of:=IF(OR([.$B24]=&quot;OPA121&quot;;[.$B24]=&quot;LT1168&quot;;[.$B24]=&quot;OPA211&quot;;[.$B24]=&quot;ISO124&quot;;[.$B24]=&quot;LTC2440&quot;;[.$B24]=&quot;ATMEGA32U4-AU&quot;;[.$B24]=&quot;RESISTOR&quot;;[.$B24]=&quot;CAPACITOR&quot;;[.$B24]=&quot;POLARIZED_CAPACITOR&quot;;[.$B24]=&quot;SATA_Connector&quot;);[.$B24];&quot;OTHER&quot;)" office:value-type="string" office:string-value="RESISTOR">
            <text:p>RESISTOR</text:p>
          </table:table-cell>
          <table:table-cell table:style-name="ce2" office:value-type="float" office:value="510">
            <text:p>510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09">
            <text:p>$0.09</text:p>
          </table:table-cell>
          <table:table-cell table:style-name="ce2" office:value-type="float" office:value="5">
            <text:p>5</text:p>
          </table:table-cell>
          <table:table-cell table:formula="of:=[.F24]*[.G24]" office:value-type="currency" office:currency="USD" office:value="0.45">
            <text:p>$0.45</text:p>
          </table:table-cell>
          <table:table-cell office:value-type="float" office:value="1">
            <text:p>1</text:p>
          </table:table-cell>
          <table:table-cell table:formula="of:=[.H24]*[.I24]" office:value-type="currency" office:currency="USD" office:value="0.45">
            <text:p>$0.45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15,R19,R23</text:p>
          </table:table-cell>
          <table:table-cell table:style-name="ce2" office:value-type="string">
            <text:p>RESISTOR</text:p>
          </table:table-cell>
          <table:table-cell table:style-name="ce2" table:formula="of:=IF(OR([.$B25]=&quot;OPA121&quot;;[.$B25]=&quot;LT1168&quot;;[.$B25]=&quot;OPA211&quot;;[.$B25]=&quot;ISO124&quot;;[.$B25]=&quot;LTC2440&quot;;[.$B25]=&quot;ATMEGA32U4-AU&quot;;[.$B25]=&quot;RESISTOR&quot;;[.$B25]=&quot;CAPACITOR&quot;;[.$B25]=&quot;POLARIZED_CAPACITOR&quot;;[.$B25]=&quot;SATA_Connector&quot;);[.$B25];&quot;OTHER&quot;)" office:value-type="string" office:string-value="RESISTOR">
            <text:p>RESISTOR</text:p>
          </table:table-cell>
          <table:table-cell table:style-name="ce2" office:value-type="string">
            <text:p>5.1k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1">
            <text:p>$0.10</text:p>
          </table:table-cell>
          <table:table-cell table:style-name="ce2" office:value-type="float" office:value="3">
            <text:p>3</text:p>
          </table:table-cell>
          <table:table-cell table:formula="of:=[.F25]*[.G25]" office:value-type="currency" office:currency="USD" office:value="0.3">
            <text:p>$0.30</text:p>
          </table:table-cell>
          <table:table-cell office:value-type="float" office:value="1">
            <text:p>1</text:p>
          </table:table-cell>
          <table:table-cell table:formula="of:=[.H25]*[.I25]" office:value-type="currency" office:currency="USD" office:value="0.3">
            <text:p>$0.3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R11,R17,R21,R24</text:p>
          </table:table-cell>
          <table:table-cell table:style-name="ce2" office:value-type="string">
            <text:p>RESISTOR</text:p>
          </table:table-cell>
          <table:table-cell table:style-name="ce2" table:formula="of:=IF(OR([.$B26]=&quot;OPA121&quot;;[.$B26]=&quot;LT1168&quot;;[.$B26]=&quot;OPA211&quot;;[.$B26]=&quot;ISO124&quot;;[.$B26]=&quot;LTC2440&quot;;[.$B26]=&quot;ATMEGA32U4-AU&quot;;[.$B26]=&quot;RESISTOR&quot;;[.$B26]=&quot;CAPACITOR&quot;;[.$B26]=&quot;POLARIZED_CAPACITOR&quot;;[.$B26]=&quot;SATA_Connector&quot;);[.$B26];&quot;OTHER&quot;)" office:value-type="string" office:string-value="RESISTOR">
            <text:p>RESISTOR</text:p>
          </table:table-cell>
          <table:table-cell table:style-name="ce2" office:value-type="string">
            <text:p>10k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09">
            <text:p>$0.09</text:p>
          </table:table-cell>
          <table:table-cell table:style-name="ce2" office:value-type="float" office:value="4">
            <text:p>4</text:p>
          </table:table-cell>
          <table:table-cell table:formula="of:=[.F26]*[.G26]" office:value-type="currency" office:currency="USD" office:value="0.36">
            <text:p>$0.36</text:p>
          </table:table-cell>
          <table:table-cell office:value-type="float" office:value="1">
            <text:p>1</text:p>
          </table:table-cell>
          <table:table-cell table:formula="of:=[.H26]*[.I26]" office:value-type="currency" office:currency="USD" office:value="0.36">
            <text:p>$0.3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3,R4,R7,R8</text:p>
          </table:table-cell>
          <table:table-cell table:style-name="ce2" office:value-type="string">
            <text:p>RESISTOR</text:p>
          </table:table-cell>
          <table:table-cell table:style-name="ce2" table:formula="of:=IF(OR([.$B27]=&quot;OPA121&quot;;[.$B27]=&quot;LT1168&quot;;[.$B27]=&quot;OPA211&quot;;[.$B27]=&quot;ISO124&quot;;[.$B27]=&quot;LTC2440&quot;;[.$B27]=&quot;ATMEGA32U4-AU&quot;;[.$B27]=&quot;RESISTOR&quot;;[.$B27]=&quot;CAPACITOR&quot;;[.$B27]=&quot;POLARIZED_CAPACITOR&quot;;[.$B27]=&quot;SATA_Connector&quot;);[.$B27];&quot;OTHER&quot;)" office:value-type="string" office:string-value="RESISTOR">
            <text:p>RESISTOR</text:p>
          </table:table-cell>
          <table:table-cell table:style-name="ce2" office:value-type="string">
            <text:p>2k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55">
            <text:p>$0.55</text:p>
          </table:table-cell>
          <table:table-cell table:style-name="ce2" office:value-type="float" office:value="4">
            <text:p>4</text:p>
          </table:table-cell>
          <table:table-cell table:formula="of:=[.F27]*[.G27]" office:value-type="currency" office:currency="USD" office:value="2.2">
            <text:p>$2.20</text:p>
          </table:table-cell>
          <table:table-cell office:value-type="float" office:value="1">
            <text:p>1</text:p>
          </table:table-cell>
          <table:table-cell table:formula="of:=[.H27]*[.I27]" office:value-type="currency" office:currency="USD" office:value="2.2">
            <text:p>$2.2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C1,C2</text:p>
          </table:table-cell>
          <table:table-cell table:style-name="ce2" office:value-type="string">
            <text:p>POLARIZED_CAPACITOR</text:p>
          </table:table-cell>
          <table:table-cell table:style-name="ce2" table:formula="of:=IF(OR([.$B28]=&quot;OPA121&quot;;[.$B28]=&quot;LT1168&quot;;[.$B28]=&quot;OPA211&quot;;[.$B28]=&quot;ISO124&quot;;[.$B28]=&quot;LTC2440&quot;;[.$B28]=&quot;ATMEGA32U4-AU&quot;;[.$B28]=&quot;RESISTOR&quot;;[.$B28]=&quot;CAPACITOR&quot;;[.$B28]=&quot;POLARIZED_CAPACITOR&quot;;[.$B28]=&quot;SATA_Connector&quot;);[.$B28];&quot;OTHER&quot;)" office:value-type="string" office:string-value="POLARIZED_CAPACITOR">
            <text:p>POLARIZED_CAPACITOR</text:p>
          </table:table-cell>
          <table:table-cell table:style-name="ce2" office:value-type="string">
            <text:p>100uF</text:p>
          </table:table-cell>
          <table:table-cell table:style-name="ce2" office:value-type="string">
            <text:p>EIA7343</text:p>
          </table:table-cell>
          <table:table-cell table:style-name="ce5" office:value-type="currency" office:currency="USD" office:value="2.96">
            <text:p>$2.96</text:p>
          </table:table-cell>
          <table:table-cell table:style-name="ce2" office:value-type="float" office:value="2">
            <text:p>2</text:p>
          </table:table-cell>
          <table:table-cell table:formula="of:=[.F28]*[.G28]" office:value-type="currency" office:currency="USD" office:value="5.92">
            <text:p>$5.92</text:p>
          </table:table-cell>
          <table:table-cell office:value-type="float" office:value="1">
            <text:p>1</text:p>
          </table:table-cell>
          <table:table-cell table:formula="of:=[.H28]*[.I28]" office:value-type="currency" office:currency="USD" office:value="5.92">
            <text:p>$5.92</text:p>
          </table:table-cell>
          <table:table-cell table:formula="of:=[.I28]*[.J28]" office:value-type="currency" office:currency="USD" office:value="5.92">
            <text:p>$5.92</text:p>
          </table:table-cell>
          <table:table-cell/>
        </table:table-row>
        <table:table-row table:style-name="ro2">
          <table:table-cell table:style-name="ce2" office:value-type="string">
            <text:p>C3,C4</text:p>
          </table:table-cell>
          <table:table-cell table:style-name="ce2" office:value-type="string">
            <text:p>CAPACITOR</text:p>
          </table:table-cell>
          <table:table-cell table:style-name="ce2" table:formula="of:=IF(OR([.$B29]=&quot;OPA121&quot;;[.$B29]=&quot;LT1168&quot;;[.$B29]=&quot;OPA211&quot;;[.$B29]=&quot;ISO124&quot;;[.$B29]=&quot;LTC2440&quot;;[.$B29]=&quot;ATMEGA32U4-AU&quot;;[.$B29]=&quot;RESISTOR&quot;;[.$B29]=&quot;CAPACITOR&quot;;[.$B29]=&quot;POLARIZED_CAPACITOR&quot;;[.$B29]=&quot;SATA_Connector&quot;);[.$B29];&quot;OTHER&quot;)" office:value-type="string" office:string-value="CAPACITOR">
            <text:p>CAPACITOR</text:p>
          </table:table-cell>
          <table:table-cell table:style-name="ce2" office:value-type="string">
            <text:p>4.7uF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45">
            <text:p>$0.45</text:p>
          </table:table-cell>
          <table:table-cell table:style-name="ce2" office:value-type="float" office:value="2">
            <text:p>2</text:p>
          </table:table-cell>
          <table:table-cell table:formula="of:=[.F29]*[.G29]" office:value-type="currency" office:currency="USD" office:value="0.9">
            <text:p>$0.90</text:p>
          </table:table-cell>
          <table:table-cell office:value-type="float" office:value="1">
            <text:p>1</text:p>
          </table:table-cell>
          <table:table-cell table:formula="of:=[.H29]*[.I29]" office:value-type="currency" office:currency="USD" office:value="0.9">
            <text:p>$0.9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14,C7,C8</text:p>
          </table:table-cell>
          <table:table-cell table:style-name="ce2" office:value-type="string">
            <text:p>CAPACITOR</text:p>
          </table:table-cell>
          <table:table-cell table:style-name="ce2" table:formula="of:=IF(OR([.$B30]=&quot;OPA121&quot;;[.$B30]=&quot;LT1168&quot;;[.$B30]=&quot;OPA211&quot;;[.$B30]=&quot;ISO124&quot;;[.$B30]=&quot;LTC2440&quot;;[.$B30]=&quot;ATMEGA32U4-AU&quot;;[.$B30]=&quot;RESISTOR&quot;;[.$B30]=&quot;CAPACITOR&quot;;[.$B30]=&quot;POLARIZED_CAPACITOR&quot;;[.$B30]=&quot;SATA_Connector&quot;);[.$B30];&quot;OTHER&quot;)" office:value-type="string" office:string-value="CAPACITOR">
            <text:p>CAPACITOR</text:p>
          </table:table-cell>
          <table:table-cell table:style-name="ce2" office:value-type="string">
            <text:p>100pF</text:p>
          </table:table-cell>
          <table:table-cell table:style-name="ce2" office:value-type="float" office:value="805">
            <text:p>805</text:p>
          </table:table-cell>
          <table:table-cell table:style-name="ce5" office:value-type="currency" office:currency="USD" office:value="1.04">
            <text:p>$1.04</text:p>
          </table:table-cell>
          <table:table-cell table:style-name="ce2" office:value-type="float" office:value="3">
            <text:p>3</text:p>
          </table:table-cell>
          <table:table-cell table:formula="of:=[.F30]*[.G30]" office:value-type="currency" office:currency="USD" office:value="3.12">
            <text:p>$3.12</text:p>
          </table:table-cell>
          <table:table-cell office:value-type="float" office:value="1">
            <text:p>1</text:p>
          </table:table-cell>
          <table:table-cell table:formula="of:=[.H30]*[.I30]" office:value-type="currency" office:currency="USD" office:value="3.12">
            <text:p>$3.12</text:p>
          </table:table-cell>
          <table:table-cell table:formula="of:=[.I30]*[.J30]" office:value-type="currency" office:currency="USD" office:value="3.12">
            <text:p>$3.12</text:p>
          </table:table-cell>
          <table:table-cell/>
        </table:table-row>
        <table:table-row table:style-name="ro2">
          <table:table-cell table:style-name="ce2" office:value-type="string">
            <text:p>R1,R2,R5</text:p>
          </table:table-cell>
          <table:table-cell table:style-name="ce2" office:value-type="string">
            <text:p>RESISTOR</text:p>
          </table:table-cell>
          <table:table-cell table:style-name="ce2" table:formula="of:=IF(OR([.$B31]=&quot;OPA121&quot;;[.$B31]=&quot;LT1168&quot;;[.$B31]=&quot;OPA211&quot;;[.$B31]=&quot;ISO124&quot;;[.$B31]=&quot;LTC2440&quot;;[.$B31]=&quot;ATMEGA32U4-AU&quot;;[.$B31]=&quot;RESISTOR&quot;;[.$B31]=&quot;CAPACITOR&quot;;[.$B31]=&quot;POLARIZED_CAPACITOR&quot;;[.$B31]=&quot;SATA_Connector&quot;);[.$B31];&quot;OTHER&quot;)" office:value-type="string" office:string-value="RESISTOR">
            <text:p>RESISTOR</text:p>
          </table:table-cell>
          <table:table-cell table:style-name="ce2" office:value-type="string">
            <text:p>25.5k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55">
            <text:p>$0.55</text:p>
          </table:table-cell>
          <table:table-cell table:style-name="ce2" office:value-type="float" office:value="3">
            <text:p>3</text:p>
          </table:table-cell>
          <table:table-cell table:formula="of:=[.F31]*[.G31]" office:value-type="currency" office:currency="USD" office:value="1.65">
            <text:p>$1.65</text:p>
          </table:table-cell>
          <table:table-cell office:value-type="float" office:value="1">
            <text:p>1</text:p>
          </table:table-cell>
          <table:table-cell table:formula="of:=[.H31]*[.I31]" office:value-type="currency" office:currency="USD" office:value="1.65">
            <text:p>$1.65</text:p>
          </table:table-cell>
          <table:table-cell table:number-columns-repeated="2"/>
        </table:table-row>
        <table:table-row table:style-name="ro2">
          <table:table-cell table:style-name="ce2" office:value-type="string">
            <text:p>Q1</text:p>
          </table:table-cell>
          <table:table-cell table:style-name="ce2" office:value-type="string">
            <text:p>BC547</text:p>
          </table:table-cell>
          <table:table-cell table:style-name="ce2" table:formula="of:=IF(OR([.$B32]=&quot;OPA121&quot;;[.$B32]=&quot;LT1168&quot;;[.$B32]=&quot;OPA211&quot;;[.$B32]=&quot;ISO124&quot;;[.$B32]=&quot;LTC2440&quot;;[.$B32]=&quot;ATMEGA32U4-AU&quot;;[.$B32]=&quot;RESISTOR&quot;;[.$B32]=&quot;CAPACITOR&quot;;[.$B32]=&quot;POLARIZED_CAPACITOR&quot;;[.$B32]=&quot;SATA_Connector&quot;);[.$B32];&quot;OTHER&quot;)" office:value-type="string" office:string-value="OTHER">
            <text:p>OTHE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O92</text:p>
          </table:table-cell>
          <table:table-cell table:style-name="ce4" office:value-type="currency" office:currency="USD" office:value="0.06">
            <text:p>$0.06</text:p>
          </table:table-cell>
          <table:table-cell table:style-name="ce2" office:value-type="float" office:value="1">
            <text:p>1</text:p>
          </table:table-cell>
          <table:table-cell table:formula="of:=[.F32]*[.G32]" office:value-type="currency" office:currency="USD" office:value="0.06">
            <text:p>$0.06</text:p>
          </table:table-cell>
          <table:table-cell office:value-type="float" office:value="1">
            <text:p>1</text:p>
          </table:table-cell>
          <table:table-cell table:formula="of:=[.H32]*[.I32]" office:value-type="currency" office:currency="USD" office:value="0.06">
            <text:p>$0.0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NC1</text:p>
          </table:table-cell>
          <table:table-cell table:style-name="ce2" office:value-type="string">
            <text:p>BNC</text:p>
          </table:table-cell>
          <table:table-cell table:style-name="ce2" table:formula="of:=IF(OR([.$B33]=&quot;OPA121&quot;;[.$B33]=&quot;LT1168&quot;;[.$B33]=&quot;OPA211&quot;;[.$B33]=&quot;ISO124&quot;;[.$B33]=&quot;LTC2440&quot;;[.$B33]=&quot;ATMEGA32U4-AU&quot;;[.$B33]=&quot;RESISTOR&quot;;[.$B33]=&quot;CAPACITOR&quot;;[.$B33]=&quot;POLARIZED_CAPACITOR&quot;;[.$B33]=&quot;SATA_Connector&quot;);[.$B33];&quot;OTHER&quot;)" office:value-type="string" office:string-value="OTHER">
            <text:p>OTHE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BNC_LAY</text:p>
          </table:table-cell>
          <table:table-cell table:style-name="ce4" office:value-type="currency" office:currency="USD" office:value="1.74">
            <text:p>$1.74</text:p>
          </table:table-cell>
          <table:table-cell table:style-name="ce2" office:value-type="float" office:value="1">
            <text:p>1</text:p>
          </table:table-cell>
          <table:table-cell table:formula="of:=[.F33]*[.G33]" office:value-type="currency" office:currency="USD" office:value="1.74">
            <text:p>$1.74</text:p>
          </table:table-cell>
          <table:table-cell office:value-type="float" office:value="1">
            <text:p>1</text:p>
          </table:table-cell>
          <table:table-cell table:formula="of:=[.H33]*[.I33]" office:value-type="currency" office:currency="USD" office:value="1.74">
            <text:p>$1.74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12,C5,C6</text:p>
          </table:table-cell>
          <table:table-cell table:style-name="ce2" office:value-type="string">
            <text:p>CAPACITOR</text:p>
          </table:table-cell>
          <table:table-cell table:style-name="ce2" table:formula="of:=IF(OR([.$B34]=&quot;OPA121&quot;;[.$B34]=&quot;LT1168&quot;;[.$B34]=&quot;OPA211&quot;;[.$B34]=&quot;ISO124&quot;;[.$B34]=&quot;LTC2440&quot;;[.$B34]=&quot;ATMEGA32U4-AU&quot;;[.$B34]=&quot;RESISTOR&quot;;[.$B34]=&quot;CAPACITOR&quot;;[.$B34]=&quot;POLARIZED_CAPACITOR&quot;;[.$B34]=&quot;SATA_Connector&quot;);[.$B34];&quot;OTHER&quot;)" office:value-type="string" office:string-value="CAPACITOR">
            <text:p>CAPACITOR</text:p>
          </table:table-cell>
          <table:table-cell table:style-name="ce2" office:value-type="string">
            <text:p>0.1uF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1">
            <text:p>$0.10</text:p>
          </table:table-cell>
          <table:table-cell table:style-name="ce2" office:value-type="float" office:value="3">
            <text:p>3</text:p>
          </table:table-cell>
          <table:table-cell table:formula="of:=[.F34]*[.G34]" office:value-type="currency" office:currency="USD" office:value="0.3">
            <text:p>$0.30</text:p>
          </table:table-cell>
          <table:table-cell office:value-type="float" office:value="1">
            <text:p>1</text:p>
          </table:table-cell>
          <table:table-cell table:formula="of:=[.H34]*[.I34]" office:value-type="currency" office:currency="USD" office:value="0.3">
            <text:p>$0.3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X1,X2,X3</text:p>
          </table:table-cell>
          <table:table-cell table:style-name="ce2" office:value-type="string">
            <text:p>SATA_Connector</text:p>
          </table:table-cell>
          <table:table-cell table:style-name="ce2" table:formula="of:=IF(OR([.$B35]=&quot;OPA121&quot;;[.$B35]=&quot;LT1168&quot;;[.$B35]=&quot;OPA211&quot;;[.$B35]=&quot;ISO124&quot;;[.$B35]=&quot;LTC2440&quot;;[.$B35]=&quot;ATMEGA32U4-AU&quot;;[.$B35]=&quot;RESISTOR&quot;;[.$B35]=&quot;CAPACITOR&quot;;[.$B35]=&quot;POLARIZED_CAPACITOR&quot;;[.$B35]=&quot;SATA_Connector&quot;);[.$B35];&quot;OTHER&quot;)" office:value-type="string" office:string-value="SATA_Connector">
            <text:p>SATA_Connecto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517-5607-4200-SH</text:p>
          </table:table-cell>
          <table:table-cell table:style-name="ce4" office:value-type="currency" office:currency="USD" office:value="0.81">
            <text:p>$0.81</text:p>
          </table:table-cell>
          <table:table-cell table:style-name="ce2" office:value-type="float" office:value="3">
            <text:p>3</text:p>
          </table:table-cell>
          <table:table-cell table:formula="of:=[.F35]*[.G35]" office:value-type="currency" office:currency="USD" office:value="2.43">
            <text:p>$2.43</text:p>
          </table:table-cell>
          <table:table-cell office:value-type="float" office:value="1">
            <text:p>1</text:p>
          </table:table-cell>
          <table:table-cell table:formula="of:=[.H35]*[.I35]" office:value-type="currency" office:currency="USD" office:value="2.43">
            <text:p>$2.4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19,C20</text:p>
          </table:table-cell>
          <table:table-cell table:style-name="ce2" office:value-type="string">
            <text:p>CAPACITOR</text:p>
          </table:table-cell>
          <table:table-cell table:style-name="ce2" table:formula="of:=IF(OR([.$B36]=&quot;OPA121&quot;;[.$B36]=&quot;LT1168&quot;;[.$B36]=&quot;OPA211&quot;;[.$B36]=&quot;ISO124&quot;;[.$B36]=&quot;LTC2440&quot;;[.$B36]=&quot;ATMEGA32U4-AU&quot;;[.$B36]=&quot;RESISTOR&quot;;[.$B36]=&quot;CAPACITOR&quot;;[.$B36]=&quot;POLARIZED_CAPACITOR&quot;;[.$B36]=&quot;SATA_Connector&quot;);[.$B36];&quot;OTHER&quot;)" office:value-type="string" office:string-value="CAPACITOR">
            <text:p>CAPACITOR</text:p>
          </table:table-cell>
          <table:table-cell table:style-name="ce2" office:value-type="string">
            <text:p>47nF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18">
            <text:p>$0.18</text:p>
          </table:table-cell>
          <table:table-cell table:style-name="ce2" office:value-type="float" office:value="2">
            <text:p>2</text:p>
          </table:table-cell>
          <table:table-cell table:formula="of:=[.F36]*[.G36]" office:value-type="currency" office:currency="USD" office:value="0.36">
            <text:p>$0.36</text:p>
          </table:table-cell>
          <table:table-cell office:value-type="float" office:value="1">
            <text:p>1</text:p>
          </table:table-cell>
          <table:table-cell table:formula="of:=[.H36]*[.I36]" office:value-type="currency" office:currency="USD" office:value="0.36">
            <text:p>$0.3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25</text:p>
          </table:table-cell>
          <table:table-cell table:style-name="ce2" office:value-type="string">
            <text:p>RESISTOR</text:p>
          </table:table-cell>
          <table:table-cell table:style-name="ce2" table:formula="of:=IF(OR([.$B37]=&quot;OPA121&quot;;[.$B37]=&quot;LT1168&quot;;[.$B37]=&quot;OPA211&quot;;[.$B37]=&quot;ISO124&quot;;[.$B37]=&quot;LTC2440&quot;;[.$B37]=&quot;ATMEGA32U4-AU&quot;;[.$B37]=&quot;RESISTOR&quot;;[.$B37]=&quot;CAPACITOR&quot;;[.$B37]=&quot;POLARIZED_CAPACITOR&quot;;[.$B37]=&quot;SATA_Connector&quot;);[.$B37];&quot;OTHER&quot;)" office:value-type="string" office:string-value="RESISTOR">
            <text:p>RESISTOR</text:p>
          </table:table-cell>
          <table:table-cell table:style-name="ce2" office:value-type="string">
            <text:p>100k</text:p>
          </table:table-cell>
          <table:table-cell table:style-name="ce2" office:value-type="float" office:value="805">
            <text:p>805</text:p>
          </table:table-cell>
          <table:table-cell table:style-name="ce4" office:value-type="currency" office:currency="USD" office:value="0.16">
            <text:p>$0.16</text:p>
          </table:table-cell>
          <table:table-cell table:style-name="ce2" office:value-type="float" office:value="1">
            <text:p>1</text:p>
          </table:table-cell>
          <table:table-cell table:formula="of:=[.F37]*[.G37]" office:value-type="currency" office:currency="USD" office:value="0.16">
            <text:p>$0.16</text:p>
          </table:table-cell>
          <table:table-cell office:value-type="float" office:value="1">
            <text:p>1</text:p>
          </table:table-cell>
          <table:table-cell table:formula="of:=[.H37]*[.I37]" office:value-type="currency" office:currency="USD" office:value="0.16">
            <text:p>$0.1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13,C18</text:p>
          </table:table-cell>
          <table:table-cell table:style-name="ce2" office:value-type="string">
            <text:p>CAPACITOR</text:p>
          </table:table-cell>
          <table:table-cell table:style-name="ce2" table:formula="of:=IF(OR([.$B38]=&quot;OPA121&quot;;[.$B38]=&quot;LT1168&quot;;[.$B38]=&quot;OPA211&quot;;[.$B38]=&quot;ISO124&quot;;[.$B38]=&quot;LTC2440&quot;;[.$B38]=&quot;ATMEGA32U4-AU&quot;;[.$B38]=&quot;RESISTOR&quot;;[.$B38]=&quot;CAPACITOR&quot;;[.$B38]=&quot;POLARIZED_CAPACITOR&quot;;[.$B38]=&quot;SATA_Connector&quot;);[.$B38];&quot;OTHER&quot;)" office:value-type="string" office:string-value="CAPACITOR">
            <text:p>CAPACITOR</text:p>
          </table:table-cell>
          <table:table-cell table:style-name="ce2" office:value-type="string">
            <text:p>22uF</text:p>
          </table:table-cell>
          <table:table-cell table:style-name="ce2" office:value-type="float" office:value="1210">
            <text:p>1210</text:p>
          </table:table-cell>
          <table:table-cell table:style-name="ce4" office:value-type="currency" office:currency="USD" office:value="1.71">
            <text:p>$1.71</text:p>
          </table:table-cell>
          <table:table-cell table:style-name="ce2" office:value-type="float" office:value="2">
            <text:p>2</text:p>
          </table:table-cell>
          <table:table-cell table:formula="of:=[.F38]*[.G38]" office:value-type="currency" office:currency="USD" office:value="3.42">
            <text:p>$3.42</text:p>
          </table:table-cell>
          <table:table-cell office:value-type="float" office:value="1">
            <text:p>1</text:p>
          </table:table-cell>
          <table:table-cell table:formula="of:=[.H38]*[.I38]" office:value-type="currency" office:currency="USD" office:value="3.42">
            <text:p>$3.42</text:p>
          </table:table-cell>
          <table:table-cell table:number-columns-repeated="2"/>
        </table:table-row>
        <table:table-row table:style-name="ro3">
          <table:table-cell table:style-name="ce2" office:value-type="string">
            <text:p>Q2</text:p>
          </table:table-cell>
          <table:table-cell table:style-name="ce2" office:value-type="string">
            <text:p>PNP_TRANSISTOR</text:p>
          </table:table-cell>
          <table:table-cell table:style-name="ce2" table:formula="of:=IF(OR([.$B39]=&quot;OPA121&quot;;[.$B39]=&quot;LT1168&quot;;[.$B39]=&quot;OPA211&quot;;[.$B39]=&quot;ISO124&quot;;[.$B39]=&quot;LTC2440&quot;;[.$B39]=&quot;ATMEGA32U4-AU&quot;;[.$B39]=&quot;RESISTOR&quot;;[.$B39]=&quot;CAPACITOR&quot;;[.$B39]=&quot;POLARIZED_CAPACITOR&quot;;[.$B39]=&quot;SATA_Connector&quot;);[.$B39];&quot;OTHER&quot;)" office:value-type="string" office:string-value="OTHER">
            <text:p>OTHER</text:p>
          </table:table-cell>
          <table:table-cell table:style-name="ce2" office:value-type="string">
            <text:p>BC557</text:p>
          </table:table-cell>
          <table:table-cell table:style-name="ce2" office:value-type="string">
            <text:p>TO92</text:p>
          </table:table-cell>
          <table:table-cell table:style-name="ce4" office:value-type="currency" office:currency="USD" office:value="0.07">
            <text:p>$0.07</text:p>
          </table:table-cell>
          <table:table-cell table:style-name="ce2" office:value-type="float" office:value="1">
            <text:p>1</text:p>
          </table:table-cell>
          <table:table-cell table:formula="of:=[.F39]*[.G39]" office:value-type="currency" office:currency="USD" office:value="0.07">
            <text:p>$0.07</text:p>
          </table:table-cell>
          <table:table-cell office:value-type="float" office:value="1">
            <text:p>1</text:p>
          </table:table-cell>
          <table:table-cell table:formula="of:=[.H39]*[.I39]" office:value-type="currency" office:currency="USD" office:value="0.07">
            <text:p>$0.07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9" table:number-rows-spanned="1">
            <text:p>Host</text:p>
          </table:table-cell>
          <table:covered-table-cell/>
          <table:covered-table-cell table:style-name="ce2" table:formula="of:=IF(OR([.$B40]=&quot;OPA121&quot;;[.$B40]=&quot;LT1168&quot;;[.$B40]=&quot;OPA211&quot;;[.$B40]=&quot;ISO124&quot;;[.$B40]=&quot;LTC2440&quot;;[.$B40]=&quot;ATMEGA32U4-AU&quot;;[.$B40]=&quot;RESISTOR&quot;;[.$B40]=&quot;CAPACITOR&quot;;[.$B40]=&quot;POLARIZED_CAPACITOR&quot;;[.$B40]=&quot;SATA_Connector&quot;);[.$B40];&quot;OTHER&quot;)" office:value-type="string" office:string-value="OTHER">
            <text:p>OTHER</text:p>
          </table:covered-table-cell>
          <table:covered-table-cell table:number-columns-repeated="6"/>
          <table:table-cell table:number-columns-repeated="3"/>
        </table:table-row>
        <table:table-row table:style-name="ro3">
          <table:table-cell table:style-name="ce2" office:value-type="string">
            <text:p>X101</text:p>
          </table:table-cell>
          <table:table-cell table:style-name="ce2" office:value-type="string">
            <text:p>SATA_Connector</text:p>
          </table:table-cell>
          <table:table-cell table:style-name="ce2" table:formula="of:=IF(OR([.$B41]=&quot;OPA121&quot;;[.$B41]=&quot;LT1168&quot;;[.$B41]=&quot;OPA211&quot;;[.$B41]=&quot;ISO124&quot;;[.$B41]=&quot;LTC2440&quot;;[.$B41]=&quot;ATMEGA32U4-AU&quot;;[.$B41]=&quot;RESISTOR&quot;;[.$B41]=&quot;CAPACITOR&quot;;[.$B41]=&quot;POLARIZED_CAPACITOR&quot;;[.$B41]=&quot;SATA_Connector&quot;);[.$B41];&quot;OTHER&quot;)" office:value-type="string" office:string-value="SATA_Connector">
            <text:p>SATA_Connecto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517-5607-4200-SH</text:p>
          </table:table-cell>
          <table:table-cell table:style-name="ce4" office:value-type="currency" office:currency="USD" office:value="0.81">
            <text:p>$0.81</text:p>
          </table:table-cell>
          <table:table-cell table:style-name="ce2" office:value-type="float" office:value="1">
            <text:p>1</text:p>
          </table:table-cell>
          <table:table-cell table:formula="of:=[.F41]*[.G41]" office:value-type="currency" office:currency="USD" office:value="0.81">
            <text:p>$0.81</text:p>
          </table:table-cell>
          <table:table-cell office:value-type="float" office:value="1">
            <text:p>1</text:p>
          </table:table-cell>
          <table:table-cell table:formula="of:=[.H41]*[.I41]" office:value-type="currency" office:currency="USD" office:value="0.81">
            <text:p>$0.81</text:p>
          </table:table-cell>
          <table:table-cell table:number-columns-repeated="2"/>
        </table:table-row>
        <table:table-row table:style-name="ro3">
          <table:table-cell table:style-name="ce2" office:value-type="string">
            <text:p>U101</text:p>
          </table:table-cell>
          <table:table-cell table:style-name="ce2" office:value-type="string">
            <text:p>ISO124</text:p>
          </table:table-cell>
          <table:table-cell table:style-name="ce2" table:formula="of:=IF(OR([.$B42]=&quot;OPA121&quot;;[.$B42]=&quot;LT1168&quot;;[.$B42]=&quot;OPA211&quot;;[.$B42]=&quot;ISO124&quot;;[.$B42]=&quot;LTC2440&quot;;[.$B42]=&quot;ATMEGA32U4-AU&quot;;[.$B42]=&quot;RESISTOR&quot;;[.$B42]=&quot;CAPACITOR&quot;;[.$B42]=&quot;POLARIZED_CAPACITOR&quot;;[.$B42]=&quot;SATA_Connector&quot;);[.$B42];&quot;OTHER&quot;)" office:value-type="string" office:string-value="ISO124">
            <text:p>ISO124</text:p>
          </table:table-cell>
          <table:table-cell table:style-name="ce2" office:value-type="string">
            <text:p>-</text:p>
          </table:table-cell>
          <table:table-cell table:style-name="ce2" office:value-type="string">
            <text:p>DIP16_highIsolation</text:p>
          </table:table-cell>
          <table:table-cell table:style-name="ce4" office:value-type="currency" office:currency="USD" office:value="16.42">
            <text:p>$16.42</text:p>
          </table:table-cell>
          <table:table-cell table:style-name="ce2" office:value-type="float" office:value="1">
            <text:p>1</text:p>
          </table:table-cell>
          <table:table-cell table:formula="of:=[.F42]*[.G42]" office:value-type="currency" office:currency="USD" office:value="16.42">
            <text:p>$16.42</text:p>
          </table:table-cell>
          <table:table-cell office:value-type="float" office:value="1">
            <text:p>1</text:p>
          </table:table-cell>
          <table:table-cell table:formula="of:=[.H42]*[.I42]" office:value-type="currency" office:currency="USD" office:value="16.42">
            <text:p>$16.42</text:p>
          </table:table-cell>
          <table:table-cell table:number-columns-repeated="2"/>
        </table:table-row>
        <table:table-row table:style-name="ro3">
          <table:table-cell table:style-name="ce2" office:value-type="string">
            <text:p>C101,C102</text:p>
          </table:table-cell>
          <table:table-cell table:style-name="ce2" office:value-type="string">
            <text:p>POLARIZED_CAPACITOR</text:p>
          </table:table-cell>
          <table:table-cell table:style-name="ce2" table:formula="of:=IF(OR([.$B43]=&quot;OPA121&quot;;[.$B43]=&quot;LT1168&quot;;[.$B43]=&quot;OPA211&quot;;[.$B43]=&quot;ISO124&quot;;[.$B43]=&quot;LTC2440&quot;;[.$B43]=&quot;ATMEGA32U4-AU&quot;;[.$B43]=&quot;RESISTOR&quot;;[.$B43]=&quot;CAPACITOR&quot;;[.$B43]=&quot;POLARIZED_CAPACITOR&quot;;[.$B43]=&quot;SATA_Connector&quot;);[.$B43];&quot;OTHER&quot;)" office:value-type="string" office:string-value="POLARIZED_CAPACITOR">
            <text:p>POLARIZED_CAPACITOR</text:p>
          </table:table-cell>
          <table:table-cell table:style-name="ce2" office:value-type="string">
            <text:p>100uF</text:p>
          </table:table-cell>
          <table:table-cell table:style-name="ce2" office:value-type="string">
            <text:p>EIA7343</text:p>
          </table:table-cell>
          <table:table-cell table:style-name="ce4" office:value-type="currency" office:currency="USD" office:value="2.96">
            <text:p>$2.96</text:p>
          </table:table-cell>
          <table:table-cell table:style-name="ce2" office:value-type="float" office:value="2">
            <text:p>2</text:p>
          </table:table-cell>
          <table:table-cell table:formula="of:=[.F43]*[.G43]" office:value-type="currency" office:currency="USD" office:value="5.92">
            <text:p>$5.92</text:p>
          </table:table-cell>
          <table:table-cell office:value-type="float" office:value="1">
            <text:p>1</text:p>
          </table:table-cell>
          <table:table-cell table:formula="of:=[.H43]*[.I43]" office:value-type="currency" office:currency="USD" office:value="5.92">
            <text:p>$5.9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107,C108</text:p>
          </table:table-cell>
          <table:table-cell table:style-name="ce2" office:value-type="string">
            <text:p>CAPACITOR</text:p>
          </table:table-cell>
          <table:table-cell table:style-name="ce2" table:formula="of:=IF(OR([.$B44]=&quot;OPA121&quot;;[.$B44]=&quot;LT1168&quot;;[.$B44]=&quot;OPA211&quot;;[.$B44]=&quot;ISO124&quot;;[.$B44]=&quot;LTC2440&quot;;[.$B44]=&quot;ATMEGA32U4-AU&quot;;[.$B44]=&quot;RESISTOR&quot;;[.$B44]=&quot;CAPACITOR&quot;;[.$B44]=&quot;POLARIZED_CAPACITOR&quot;;[.$B44]=&quot;SATA_Connector&quot;);[.$B44];&quot;OTHER&quot;)" office:value-type="string" office:string-value="CAPACITOR">
            <text:p>CAPACITOR</text:p>
          </table:table-cell>
          <table:table-cell table:style-name="ce2" office:value-type="string">
            <text:p>100pF</text:p>
          </table:table-cell>
          <table:table-cell table:style-name="ce2" office:value-type="float" office:value="805">
            <text:p>805</text:p>
          </table:table-cell>
          <table:table-cell table:style-name="ce4" office:value-type="currency" office:currency="USD" office:value="1.04">
            <text:p>$1.04</text:p>
          </table:table-cell>
          <table:table-cell table:style-name="ce2" office:value-type="float" office:value="2">
            <text:p>2</text:p>
          </table:table-cell>
          <table:table-cell table:formula="of:=[.F44]*[.G44]" office:value-type="currency" office:currency="USD" office:value="2.08">
            <text:p>$2.08</text:p>
          </table:table-cell>
          <table:table-cell office:value-type="float" office:value="1">
            <text:p>1</text:p>
          </table:table-cell>
          <table:table-cell table:formula="of:=[.H44]*[.I44]" office:value-type="currency" office:currency="USD" office:value="2.08">
            <text:p>$2.08</text:p>
          </table:table-cell>
          <table:table-cell table:number-columns-repeated="2"/>
        </table:table-row>
        <table:table-row table:style-name="ro3">
          <table:table-cell table:style-name="ce2" office:value-type="string">
            <text:p>C105,C106,C111,C112</text:p>
          </table:table-cell>
          <table:table-cell table:style-name="ce2" office:value-type="string">
            <text:p>CAPACITOR</text:p>
          </table:table-cell>
          <table:table-cell table:style-name="ce2" table:formula="of:=IF(OR([.$B45]=&quot;OPA121&quot;;[.$B45]=&quot;LT1168&quot;;[.$B45]=&quot;OPA211&quot;;[.$B45]=&quot;ISO124&quot;;[.$B45]=&quot;LTC2440&quot;;[.$B45]=&quot;ATMEGA32U4-AU&quot;;[.$B45]=&quot;RESISTOR&quot;;[.$B45]=&quot;CAPACITOR&quot;;[.$B45]=&quot;POLARIZED_CAPACITOR&quot;;[.$B45]=&quot;SATA_Connector&quot;);[.$B45];&quot;OTHER&quot;)" office:value-type="string" office:string-value="CAPACITOR">
            <text:p>CAPACITOR</text:p>
          </table:table-cell>
          <table:table-cell table:style-name="ce2" office:value-type="string">
            <text:p>0.1uF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1">
            <text:p>$0.10</text:p>
          </table:table-cell>
          <table:table-cell table:style-name="ce2" office:value-type="float" office:value="4">
            <text:p>4</text:p>
          </table:table-cell>
          <table:table-cell table:formula="of:=[.F45]*[.G45]" office:value-type="currency" office:currency="USD" office:value="0.4">
            <text:p>$0.40</text:p>
          </table:table-cell>
          <table:table-cell office:value-type="float" office:value="1">
            <text:p>1</text:p>
          </table:table-cell>
          <table:table-cell table:formula="of:=[.H45]*[.I45]" office:value-type="currency" office:currency="USD" office:value="0.4">
            <text:p>$0.4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113</text:p>
          </table:table-cell>
          <table:table-cell table:style-name="ce2" office:value-type="string">
            <text:p>CAPACITOR</text:p>
          </table:table-cell>
          <table:table-cell table:style-name="ce2" table:formula="of:=IF(OR([.$B46]=&quot;OPA121&quot;;[.$B46]=&quot;LT1168&quot;;[.$B46]=&quot;OPA211&quot;;[.$B46]=&quot;ISO124&quot;;[.$B46]=&quot;LTC2440&quot;;[.$B46]=&quot;ATMEGA32U4-AU&quot;;[.$B46]=&quot;RESISTOR&quot;;[.$B46]=&quot;CAPACITOR&quot;;[.$B46]=&quot;POLARIZED_CAPACITOR&quot;;[.$B46]=&quot;SATA_Connector&quot;);[.$B46];&quot;OTHER&quot;)" office:value-type="string" office:string-value="CAPACITOR">
            <text:p>CAPACITOR</text:p>
          </table:table-cell>
          <table:table-cell table:style-name="ce2" office:value-type="string">
            <text:p>1nF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07">
            <text:p>$0.07</text:p>
          </table:table-cell>
          <table:table-cell table:style-name="ce2" office:value-type="float" office:value="1">
            <text:p>1</text:p>
          </table:table-cell>
          <table:table-cell table:formula="of:=[.F46]*[.G46]" office:value-type="currency" office:currency="USD" office:value="0.07">
            <text:p>$0.07</text:p>
          </table:table-cell>
          <table:table-cell office:value-type="float" office:value="1">
            <text:p>1</text:p>
          </table:table-cell>
          <table:table-cell table:formula="of:=[.H46]*[.I46]" office:value-type="currency" office:currency="USD" office:value="0.07">
            <text:p>$0.07</text:p>
          </table:table-cell>
          <table:table-cell table:number-columns-repeated="2"/>
        </table:table-row>
        <table:table-row table:style-name="ro3">
          <table:table-cell table:style-name="ce2" office:value-type="string">
            <text:p>D101,D102,D103,D104,D105</text:p>
          </table:table-cell>
          <table:table-cell table:style-name="ce2" office:value-type="string">
            <text:p>TVS</text:p>
          </table:table-cell>
          <table:table-cell table:style-name="ce2" table:formula="of:=IF(OR([.$B47]=&quot;OPA121&quot;;[.$B47]=&quot;LT1168&quot;;[.$B47]=&quot;OPA211&quot;;[.$B47]=&quot;ISO124&quot;;[.$B47]=&quot;LTC2440&quot;;[.$B47]=&quot;ATMEGA32U4-AU&quot;;[.$B47]=&quot;RESISTOR&quot;;[.$B47]=&quot;CAPACITOR&quot;;[.$B47]=&quot;POLARIZED_CAPACITOR&quot;;[.$B47]=&quot;SATA_Connector&quot;);[.$B47];&quot;OTHER&quot;)" office:value-type="string" office:string-value="OTHER">
            <text:p>OTHE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DO214AB</text:p>
          </table:table-cell>
          <table:table-cell table:style-name="ce4" office:value-type="currency" office:currency="USD" office:value="0.33">
            <text:p>$0.33</text:p>
          </table:table-cell>
          <table:table-cell table:style-name="ce2" office:value-type="float" office:value="5">
            <text:p>5</text:p>
          </table:table-cell>
          <table:table-cell table:formula="of:=[.F47]*[.G47]" office:value-type="currency" office:currency="USD" office:value="1.65">
            <text:p>$1.65</text:p>
          </table:table-cell>
          <table:table-cell office:value-type="float" office:value="1">
            <text:p>1</text:p>
          </table:table-cell>
          <table:table-cell table:formula="of:=[.H47]*[.I47]" office:value-type="currency" office:currency="USD" office:value="1.65">
            <text:p>$1.65</text:p>
          </table:table-cell>
          <table:table-cell table:number-columns-repeated="2"/>
        </table:table-row>
        <table:table-row table:style-name="ro4">
          <table:table-cell table:style-name="ce2" office:value-type="string">
            <text:p>CONN101,CONN102,CONN103</text:p>
          </table:table-cell>
          <table:table-cell table:style-name="ce2" office:value-type="string">
            <text:p>CONNECTOR_4</text:p>
          </table:table-cell>
          <table:table-cell table:style-name="ce2" table:formula="of:=IF(OR([.$B48]=&quot;OPA121&quot;;[.$B48]=&quot;LT1168&quot;;[.$B48]=&quot;OPA211&quot;;[.$B48]=&quot;ISO124&quot;;[.$B48]=&quot;LTC2440&quot;;[.$B48]=&quot;ATMEGA32U4-AU&quot;;[.$B48]=&quot;RESISTOR&quot;;[.$B48]=&quot;CAPACITOR&quot;;[.$B48]=&quot;POLARIZED_CAPACITOR&quot;;[.$B48]=&quot;SATA_Connector&quot;);[.$B48];&quot;OTHER&quot;)" office:value-type="string" office:string-value="OTHER">
            <text:p>OTHE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HEADER4_1</text:p>
          </table:table-cell>
          <table:table-cell table:style-name="ce4" office:value-type="currency" office:currency="USD" office:value="0.37">
            <text:p>$0.37</text:p>
          </table:table-cell>
          <table:table-cell table:style-name="ce2" office:value-type="float" office:value="3">
            <text:p>3</text:p>
          </table:table-cell>
          <table:table-cell table:formula="of:=[.F48]*[.G48]" office:value-type="currency" office:currency="USD" office:value="1.11">
            <text:p>$1.11</text:p>
          </table:table-cell>
          <table:table-cell office:value-type="float" office:value="1">
            <text:p>1</text:p>
          </table:table-cell>
          <table:table-cell table:formula="of:=[.H48]*[.I48]" office:value-type="currency" office:currency="USD" office:value="1.11">
            <text:p>$1.11</text:p>
          </table:table-cell>
          <table:table-cell table:number-columns-repeated="2"/>
        </table:table-row>
        <table:table-row table:style-name="ro3">
          <table:table-cell table:style-name="ce2" office:value-type="string">
            <text:p>C103,C104,C109,C110</text:p>
          </table:table-cell>
          <table:table-cell table:style-name="ce2" office:value-type="string">
            <text:p>CAPACITOR</text:p>
          </table:table-cell>
          <table:table-cell table:style-name="ce2" table:formula="of:=IF(OR([.$B49]=&quot;OPA121&quot;;[.$B49]=&quot;LT1168&quot;;[.$B49]=&quot;OPA211&quot;;[.$B49]=&quot;ISO124&quot;;[.$B49]=&quot;LTC2440&quot;;[.$B49]=&quot;ATMEGA32U4-AU&quot;;[.$B49]=&quot;RESISTOR&quot;;[.$B49]=&quot;CAPACITOR&quot;;[.$B49]=&quot;POLARIZED_CAPACITOR&quot;;[.$B49]=&quot;SATA_Connector&quot;);[.$B49];&quot;OTHER&quot;)" office:value-type="string" office:string-value="CAPACITOR">
            <text:p>CAPACITOR</text:p>
          </table:table-cell>
          <table:table-cell table:style-name="ce2" office:value-type="string">
            <text:p>4.7uF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45">
            <text:p>$0.45</text:p>
          </table:table-cell>
          <table:table-cell table:style-name="ce2" office:value-type="float" office:value="4">
            <text:p>4</text:p>
          </table:table-cell>
          <table:table-cell table:formula="of:=[.F49]*[.G49]" office:value-type="currency" office:currency="USD" office:value="1.8">
            <text:p>$1.80</text:p>
          </table:table-cell>
          <table:table-cell office:value-type="float" office:value="1">
            <text:p>1</text:p>
          </table:table-cell>
          <table:table-cell table:formula="of:=[.H49]*[.I49]" office:value-type="currency" office:currency="USD" office:value="1.8">
            <text:p>$1.8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U201</text:p>
          </table:table-cell>
          <table:table-cell table:style-name="ce2" office:value-type="string">
            <text:p>ATMEGA32U4-AU</text:p>
          </table:table-cell>
          <table:table-cell table:style-name="ce2" table:formula="of:=IF(OR([.$B50]=&quot;OPA121&quot;;[.$B50]=&quot;LT1168&quot;;[.$B50]=&quot;OPA211&quot;;[.$B50]=&quot;ISO124&quot;;[.$B50]=&quot;LTC2440&quot;;[.$B50]=&quot;ATMEGA32U4-AU&quot;;[.$B50]=&quot;RESISTOR&quot;;[.$B50]=&quot;CAPACITOR&quot;;[.$B50]=&quot;POLARIZED_CAPACITOR&quot;;[.$B50]=&quot;SATA_Connector&quot;);[.$B50];&quot;OTHER&quot;)" office:value-type="string" office:string-value="ATMEGA32U4-AU">
            <text:p>ATMEGA32U4-AU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QFP44_10</text:p>
          </table:table-cell>
          <table:table-cell table:style-name="ce4" office:value-type="currency" office:currency="USD" office:value="6.04">
            <text:p>$6.04</text:p>
          </table:table-cell>
          <table:table-cell table:style-name="ce2" office:value-type="float" office:value="1">
            <text:p>1</text:p>
          </table:table-cell>
          <table:table-cell table:formula="of:=[.F50]*[.G50]" office:value-type="currency" office:currency="USD" office:value="6.04">
            <text:p>$6.04</text:p>
          </table:table-cell>
          <table:table-cell office:value-type="float" office:value="1">
            <text:p>1</text:p>
          </table:table-cell>
          <table:table-cell table:formula="of:=[.H50]*[.I50]" office:value-type="currency" office:currency="USD" office:value="6.04">
            <text:p>$6.04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205</text:p>
          </table:table-cell>
          <table:table-cell table:style-name="ce2" office:value-type="string">
            <text:p>RESISTOR</text:p>
          </table:table-cell>
          <table:table-cell table:style-name="ce2" table:formula="of:=IF(OR([.$B51]=&quot;OPA121&quot;;[.$B51]=&quot;LT1168&quot;;[.$B51]=&quot;OPA211&quot;;[.$B51]=&quot;ISO124&quot;;[.$B51]=&quot;LTC2440&quot;;[.$B51]=&quot;ATMEGA32U4-AU&quot;;[.$B51]=&quot;RESISTOR&quot;;[.$B51]=&quot;CAPACITOR&quot;;[.$B51]=&quot;POLARIZED_CAPACITOR&quot;;[.$B51]=&quot;SATA_Connector&quot;);[.$B51];&quot;OTHER&quot;)" office:value-type="string" office:string-value="RESISTOR">
            <text:p>RESISTOR</text:p>
          </table:table-cell>
          <table:table-cell table:style-name="ce2" office:value-type="string">
            <text:p>1M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09">
            <text:p>$0.09</text:p>
          </table:table-cell>
          <table:table-cell table:style-name="ce2" office:value-type="float" office:value="1">
            <text:p>1</text:p>
          </table:table-cell>
          <table:table-cell table:formula="of:=[.F51]*[.G51]" office:value-type="currency" office:currency="USD" office:value="0.09">
            <text:p>$0.09</text:p>
          </table:table-cell>
          <table:table-cell office:value-type="float" office:value="1">
            <text:p>1</text:p>
          </table:table-cell>
          <table:table-cell table:formula="of:=[.H51]*[.I51]" office:value-type="currency" office:currency="USD" office:value="0.09">
            <text:p>$0.0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202</text:p>
          </table:table-cell>
          <table:table-cell table:style-name="ce2" office:value-type="string">
            <text:p>CRYSTAL</text:p>
          </table:table-cell>
          <table:table-cell table:style-name="ce2" table:formula="of:=IF(OR([.$B52]=&quot;OPA121&quot;;[.$B52]=&quot;LT1168&quot;;[.$B52]=&quot;OPA211&quot;;[.$B52]=&quot;ISO124&quot;;[.$B52]=&quot;LTC2440&quot;;[.$B52]=&quot;ATMEGA32U4-AU&quot;;[.$B52]=&quot;RESISTOR&quot;;[.$B52]=&quot;CAPACITOR&quot;;[.$B52]=&quot;POLARIZED_CAPACITOR&quot;;[.$B52]=&quot;SATA_Connector&quot;);[.$B52];&quot;OTHER&quot;)" office:value-type="string" office:string-value="OTHER">
            <text:p>OTHER</text:p>
          </table:table-cell>
          <table:table-cell table:style-name="ce2" office:value-type="string">
            <text:p>16MHz</text:p>
          </table:table-cell>
          <table:table-cell table:style-name="ce2" office:value-type="string">
            <text:p>ACY200</text:p>
          </table:table-cell>
          <table:table-cell table:style-name="ce4" office:value-type="currency" office:currency="USD" office:value="0.39">
            <text:p>$0.39</text:p>
          </table:table-cell>
          <table:table-cell table:style-name="ce2" office:value-type="float" office:value="1">
            <text:p>1</text:p>
          </table:table-cell>
          <table:table-cell table:formula="of:=[.F52]*[.G52]" office:value-type="currency" office:currency="USD" office:value="0.39">
            <text:p>$0.39</text:p>
          </table:table-cell>
          <table:table-cell office:value-type="float" office:value="1">
            <text:p>1</text:p>
          </table:table-cell>
          <table:table-cell table:formula="of:=[.H52]*[.I52]" office:value-type="currency" office:currency="USD" office:value="0.39">
            <text:p>$0.3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205,C206</text:p>
          </table:table-cell>
          <table:table-cell table:style-name="ce2" office:value-type="string">
            <text:p>CAPACITOR</text:p>
          </table:table-cell>
          <table:table-cell table:style-name="ce2" table:formula="of:=IF(OR([.$B53]=&quot;OPA121&quot;;[.$B53]=&quot;LT1168&quot;;[.$B53]=&quot;OPA211&quot;;[.$B53]=&quot;ISO124&quot;;[.$B53]=&quot;LTC2440&quot;;[.$B53]=&quot;ATMEGA32U4-AU&quot;;[.$B53]=&quot;RESISTOR&quot;;[.$B53]=&quot;CAPACITOR&quot;;[.$B53]=&quot;POLARIZED_CAPACITOR&quot;;[.$B53]=&quot;SATA_Connector&quot;);[.$B53];&quot;OTHER&quot;)" office:value-type="string" office:string-value="CAPACITOR">
            <text:p>CAPACITOR</text:p>
          </table:table-cell>
          <table:table-cell table:style-name="ce2" office:value-type="string">
            <text:p>22p</text:p>
          </table:table-cell>
          <table:table-cell table:style-name="ce2" office:value-type="float" office:value="805">
            <text:p>805</text:p>
          </table:table-cell>
          <table:table-cell table:style-name="ce4" office:value-type="currency" office:currency="USD" office:value="0.1">
            <text:p>$0.10</text:p>
          </table:table-cell>
          <table:table-cell table:style-name="ce2" office:value-type="float" office:value="2">
            <text:p>2</text:p>
          </table:table-cell>
          <table:table-cell table:formula="of:=[.F53]*[.G53]" office:value-type="currency" office:currency="USD" office:value="0.2">
            <text:p>$0.20</text:p>
          </table:table-cell>
          <table:table-cell office:value-type="float" office:value="1">
            <text:p>1</text:p>
          </table:table-cell>
          <table:table-cell table:formula="of:=[.H53]*[.I53]" office:value-type="currency" office:currency="USD" office:value="0.2">
            <text:p>$0.2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CONN202</text:p>
          </table:table-cell>
          <table:table-cell table:style-name="ce2" office:value-type="string">
            <text:p>CONNECTOR_6</text:p>
          </table:table-cell>
          <table:table-cell table:style-name="ce2" table:formula="of:=IF(OR([.$B54]=&quot;OPA121&quot;;[.$B54]=&quot;LT1168&quot;;[.$B54]=&quot;OPA211&quot;;[.$B54]=&quot;ISO124&quot;;[.$B54]=&quot;LTC2440&quot;;[.$B54]=&quot;ATMEGA32U4-AU&quot;;[.$B54]=&quot;RESISTOR&quot;;[.$B54]=&quot;CAPACITOR&quot;;[.$B54]=&quot;POLARIZED_CAPACITOR&quot;;[.$B54]=&quot;SATA_Connector&quot;);[.$B54];&quot;OTHER&quot;)" office:value-type="string" office:string-value="OTHER">
            <text:p>OTHE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HEADER6_2</text:p>
          </table:table-cell>
          <table:table-cell table:style-name="ce4" office:value-type="currency" office:currency="USD" office:value="0.25">
            <text:p>$0.25</text:p>
          </table:table-cell>
          <table:table-cell table:style-name="ce2" office:value-type="float" office:value="1">
            <text:p>1</text:p>
          </table:table-cell>
          <table:table-cell table:formula="of:=[.F54]*[.G54]" office:value-type="currency" office:currency="USD" office:value="0.25">
            <text:p>$0.25</text:p>
          </table:table-cell>
          <table:table-cell office:value-type="float" office:value="1">
            <text:p>1</text:p>
          </table:table-cell>
          <table:table-cell table:formula="of:=[.H54]*[.I54]" office:value-type="currency" office:currency="USD" office:value="0.25">
            <text:p>$0.25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201,R202</text:p>
          </table:table-cell>
          <table:table-cell table:style-name="ce2" office:value-type="string">
            <text:p>RESISTOR</text:p>
          </table:table-cell>
          <table:table-cell table:style-name="ce2" table:formula="of:=IF(OR([.$B55]=&quot;OPA121&quot;;[.$B55]=&quot;LT1168&quot;;[.$B55]=&quot;OPA211&quot;;[.$B55]=&quot;ISO124&quot;;[.$B55]=&quot;LTC2440&quot;;[.$B55]=&quot;ATMEGA32U4-AU&quot;;[.$B55]=&quot;RESISTOR&quot;;[.$B55]=&quot;CAPACITOR&quot;;[.$B55]=&quot;POLARIZED_CAPACITOR&quot;;[.$B55]=&quot;SATA_Connector&quot;);[.$B55];&quot;OTHER&quot;)" office:value-type="string" office:string-value="RESISTOR">
            <text:p>RESISTOR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805">
            <text:p>805</text:p>
          </table:table-cell>
          <table:table-cell table:style-name="ce4" office:value-type="currency" office:currency="USD" office:value="0.52">
            <text:p>$0.52</text:p>
          </table:table-cell>
          <table:table-cell table:style-name="ce2" office:value-type="float" office:value="2">
            <text:p>2</text:p>
          </table:table-cell>
          <table:table-cell table:formula="of:=[.F55]*[.G55]" office:value-type="currency" office:currency="USD" office:value="1.04">
            <text:p>$1.04</text:p>
          </table:table-cell>
          <table:table-cell office:value-type="float" office:value="1">
            <text:p>1</text:p>
          </table:table-cell>
          <table:table-cell table:formula="of:=[.H55]*[.I55]" office:value-type="currency" office:currency="USD" office:value="1.04">
            <text:p>$1.04</text:p>
          </table:table-cell>
          <table:table-cell table:number-columns-repeated="2"/>
        </table:table-row>
        <table:table-row table:style-name="ro3">
          <table:table-cell table:style-name="ce2" office:value-type="string">
            <text:p>U203,U204</text:p>
          </table:table-cell>
          <table:table-cell table:style-name="ce2" office:value-type="string">
            <text:p>ESD_Suppressor</text:p>
          </table:table-cell>
          <table:table-cell table:style-name="ce2" table:formula="of:=IF(OR([.$B56]=&quot;OPA121&quot;;[.$B56]=&quot;LT1168&quot;;[.$B56]=&quot;OPA211&quot;;[.$B56]=&quot;ISO124&quot;;[.$B56]=&quot;LTC2440&quot;;[.$B56]=&quot;ATMEGA32U4-AU&quot;;[.$B56]=&quot;RESISTOR&quot;;[.$B56]=&quot;CAPACITOR&quot;;[.$B56]=&quot;POLARIZED_CAPACITOR&quot;;[.$B56]=&quot;SATA_Connector&quot;);[.$B56];&quot;OTHER&quot;)" office:value-type="string" office:string-value="OTHER">
            <text:p>OTHER</text:p>
          </table:table-cell>
          <table:table-cell table:style-name="ce2" office:value-type="string">
            <text:p>-</text:p>
          </table:table-cell>
          <table:table-cell table:style-name="ce2" office:value-type="float" office:value="603">
            <text:p>603</text:p>
          </table:table-cell>
          <table:table-cell table:style-name="ce4" office:value-type="currency" office:currency="USD" office:value="0.13">
            <text:p>$0.13</text:p>
          </table:table-cell>
          <table:table-cell table:style-name="ce2" office:value-type="float" office:value="2">
            <text:p>2</text:p>
          </table:table-cell>
          <table:table-cell table:formula="of:=[.F56]*[.G56]" office:value-type="currency" office:currency="USD" office:value="0.26">
            <text:p>$0.26</text:p>
          </table:table-cell>
          <table:table-cell office:value-type="float" office:value="1">
            <text:p>1</text:p>
          </table:table-cell>
          <table:table-cell table:formula="of:=[.H56]*[.I56]" office:value-type="currency" office:currency="USD" office:value="0.26">
            <text:p>$0.26</text:p>
          </table:table-cell>
          <table:table-cell table:number-columns-repeated="2"/>
        </table:table-row>
        <table:table-row table:style-name="ro3">
          <table:table-cell table:style-name="ce2" office:value-type="string">
            <text:p>CONN201</text:p>
          </table:table-cell>
          <table:table-cell table:style-name="ce2" office:value-type="string">
            <text:p>CONNECTOR_6</text:p>
          </table:table-cell>
          <table:table-cell table:style-name="ce2" table:formula="of:=IF(OR([.$B57]=&quot;OPA121&quot;;[.$B57]=&quot;LT1168&quot;;[.$B57]=&quot;OPA211&quot;;[.$B57]=&quot;ISO124&quot;;[.$B57]=&quot;LTC2440&quot;;[.$B57]=&quot;ATMEGA32U4-AU&quot;;[.$B57]=&quot;RESISTOR&quot;;[.$B57]=&quot;CAPACITOR&quot;;[.$B57]=&quot;POLARIZED_CAPACITOR&quot;;[.$B57]=&quot;SATA_Connector&quot;);[.$B57];&quot;OTHER&quot;)" office:value-type="string" office:string-value="OTHER">
            <text:p>OTHE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USB_B</text:p>
          </table:table-cell>
          <table:table-cell table:style-name="ce4" office:value-type="currency" office:currency="USD" office:value="0.58">
            <text:p>$0.58</text:p>
          </table:table-cell>
          <table:table-cell table:style-name="ce2" office:value-type="float" office:value="1">
            <text:p>1</text:p>
          </table:table-cell>
          <table:table-cell table:formula="of:=[.F57]*[.G57]" office:value-type="currency" office:currency="USD" office:value="0.58">
            <text:p>$0.58</text:p>
          </table:table-cell>
          <table:table-cell office:value-type="float" office:value="1">
            <text:p>1</text:p>
          </table:table-cell>
          <table:table-cell table:formula="of:=[.H57]*[.I57]" office:value-type="currency" office:currency="USD" office:value="0.58">
            <text:p>$0.5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209</text:p>
          </table:table-cell>
          <table:table-cell table:style-name="ce2" office:value-type="string">
            <text:p>RESISTOR</text:p>
          </table:table-cell>
          <table:table-cell table:style-name="ce2" table:formula="of:=IF(OR([.$B58]=&quot;OPA121&quot;;[.$B58]=&quot;LT1168&quot;;[.$B58]=&quot;OPA211&quot;;[.$B58]=&quot;ISO124&quot;;[.$B58]=&quot;LTC2440&quot;;[.$B58]=&quot;ATMEGA32U4-AU&quot;;[.$B58]=&quot;RESISTOR&quot;;[.$B58]=&quot;CAPACITOR&quot;;[.$B58]=&quot;POLARIZED_CAPACITOR&quot;;[.$B58]=&quot;SATA_Connector&quot;);[.$B58];&quot;OTHER&quot;)" office:value-type="string" office:string-value="RESISTOR">
            <text:p>RESISTOR</text:p>
          </table:table-cell>
          <table:table-cell table:style-name="ce2" office:value-type="string">
            <text:p>100k</text:p>
          </table:table-cell>
          <table:table-cell table:style-name="ce2" office:value-type="float" office:value="805">
            <text:p>805</text:p>
          </table:table-cell>
          <table:table-cell table:style-name="ce4" office:value-type="currency" office:currency="USD" office:value="0.16">
            <text:p>$0.16</text:p>
          </table:table-cell>
          <table:table-cell table:style-name="ce2" office:value-type="float" office:value="1">
            <text:p>1</text:p>
          </table:table-cell>
          <table:table-cell table:formula="of:=[.F58]*[.G58]" office:value-type="currency" office:currency="USD" office:value="0.16">
            <text:p>$0.16</text:p>
          </table:table-cell>
          <table:table-cell office:value-type="float" office:value="1">
            <text:p>1</text:p>
          </table:table-cell>
          <table:table-cell table:formula="of:=[.H58]*[.I58]" office:value-type="currency" office:currency="USD" office:value="0.16">
            <text:p>$0.16</text:p>
          </table:table-cell>
          <table:table-cell table:number-columns-repeated="2"/>
        </table:table-row>
        <table:table-row table:style-name="ro3">
          <table:table-cell table:style-name="ce2" office:value-type="string">
            <text:p>C202,C203,C209</text:p>
          </table:table-cell>
          <table:table-cell table:style-name="ce2" office:value-type="string">
            <text:p>CAPACITOR</text:p>
          </table:table-cell>
          <table:table-cell table:style-name="ce2" table:formula="of:=IF(OR([.$B59]=&quot;OPA121&quot;;[.$B59]=&quot;LT1168&quot;;[.$B59]=&quot;OPA211&quot;;[.$B59]=&quot;ISO124&quot;;[.$B59]=&quot;LTC2440&quot;;[.$B59]=&quot;ATMEGA32U4-AU&quot;;[.$B59]=&quot;RESISTOR&quot;;[.$B59]=&quot;CAPACITOR&quot;;[.$B59]=&quot;POLARIZED_CAPACITOR&quot;;[.$B59]=&quot;SATA_Connector&quot;);[.$B59];&quot;OTHER&quot;)" office:value-type="string" office:string-value="CAPACITOR">
            <text:p>CAPACITOR</text:p>
          </table:table-cell>
          <table:table-cell table:style-name="ce2" office:value-type="string">
            <text:p>0.1u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1">
            <text:p>$0.10</text:p>
          </table:table-cell>
          <table:table-cell table:style-name="ce2" office:value-type="float" office:value="3">
            <text:p>3</text:p>
          </table:table-cell>
          <table:table-cell table:formula="of:=[.F59]*[.G59]" office:value-type="currency" office:currency="USD" office:value="0.3">
            <text:p>$0.30</text:p>
          </table:table-cell>
          <table:table-cell office:value-type="float" office:value="1">
            <text:p>1</text:p>
          </table:table-cell>
          <table:table-cell table:formula="of:=[.H59]*[.I59]" office:value-type="currency" office:currency="USD" office:value="0.3">
            <text:p>$0.3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205</text:p>
          </table:table-cell>
          <table:table-cell table:style-name="ce2" office:value-type="string">
            <text:p>LTC2440</text:p>
          </table:table-cell>
          <table:table-cell table:style-name="ce2" table:formula="of:=IF(OR([.$B60]=&quot;OPA121&quot;;[.$B60]=&quot;LT1168&quot;;[.$B60]=&quot;OPA211&quot;;[.$B60]=&quot;ISO124&quot;;[.$B60]=&quot;LTC2440&quot;;[.$B60]=&quot;ATMEGA32U4-AU&quot;;[.$B60]=&quot;RESISTOR&quot;;[.$B60]=&quot;CAPACITOR&quot;;[.$B60]=&quot;POLARIZED_CAPACITOR&quot;;[.$B60]=&quot;SATA_Connector&quot;);[.$B60];&quot;OTHER&quot;)" office:value-type="string" office:string-value="LTC2440">
            <text:p>LTC2440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SOP16</text:p>
          </table:table-cell>
          <table:table-cell table:style-name="ce4" office:value-type="currency" office:currency="USD" office:value="11.18">
            <text:p>$11.18</text:p>
          </table:table-cell>
          <table:table-cell table:style-name="ce2" office:value-type="float" office:value="1">
            <text:p>1</text:p>
          </table:table-cell>
          <table:table-cell table:formula="of:=[.F60]*[.G60]" office:value-type="currency" office:currency="USD" office:value="11.18">
            <text:p>$11.18</text:p>
          </table:table-cell>
          <table:table-cell office:value-type="float" office:value="1">
            <text:p>1</text:p>
          </table:table-cell>
          <table:table-cell table:formula="of:=[.H60]*[.I60]" office:value-type="currency" office:currency="USD" office:value="11.18">
            <text:p>$11.1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D201</text:p>
          </table:table-cell>
          <table:table-cell table:style-name="ce2" office:value-type="string">
            <text:p>LED</text:p>
          </table:table-cell>
          <table:table-cell table:style-name="ce2" table:formula="of:=IF(OR([.$B61]=&quot;OPA121&quot;;[.$B61]=&quot;LT1168&quot;;[.$B61]=&quot;OPA211&quot;;[.$B61]=&quot;ISO124&quot;;[.$B61]=&quot;LTC2440&quot;;[.$B61]=&quot;ATMEGA32U4-AU&quot;;[.$B61]=&quot;RESISTOR&quot;;[.$B61]=&quot;CAPACITOR&quot;;[.$B61]=&quot;POLARIZED_CAPACITOR&quot;;[.$B61]=&quot;SATA_Connector&quot;);[.$B61];&quot;OTHER&quot;)" office:value-type="string" office:string-value="OTHER">
            <text:p>OTHER</text:p>
          </table:table-cell>
          <table:table-cell table:style-name="ce2" office:value-type="string">
            <text:p>-</text:p>
          </table:table-cell>
          <table:table-cell table:style-name="ce2" office:value-type="float" office:value="402">
            <text:p>402</text:p>
          </table:table-cell>
          <table:table-cell table:style-name="ce4" office:value-type="currency" office:currency="USD" office:value="0.09">
            <text:p>$0.09</text:p>
          </table:table-cell>
          <table:table-cell table:style-name="ce2" office:value-type="float" office:value="1">
            <text:p>1</text:p>
          </table:table-cell>
          <table:table-cell table:formula="of:=[.F61]*[.G61]" office:value-type="currency" office:currency="USD" office:value="0.09">
            <text:p>$0.09</text:p>
          </table:table-cell>
          <table:table-cell office:value-type="float" office:value="1">
            <text:p>1</text:p>
          </table:table-cell>
          <table:table-cell table:formula="of:=[.H61]*[.I61]" office:value-type="currency" office:currency="USD" office:value="0.09">
            <text:p>$0.0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210</text:p>
          </table:table-cell>
          <table:table-cell table:style-name="ce2" office:value-type="string">
            <text:p>RESISTOR</text:p>
          </table:table-cell>
          <table:table-cell table:style-name="ce2" table:formula="of:=IF(OR([.$B62]=&quot;OPA121&quot;;[.$B62]=&quot;LT1168&quot;;[.$B62]=&quot;OPA211&quot;;[.$B62]=&quot;ISO124&quot;;[.$B62]=&quot;LTC2440&quot;;[.$B62]=&quot;ATMEGA32U4-AU&quot;;[.$B62]=&quot;RESISTOR&quot;;[.$B62]=&quot;CAPACITOR&quot;;[.$B62]=&quot;POLARIZED_CAPACITOR&quot;;[.$B62]=&quot;SATA_Connector&quot;);[.$B62];&quot;OTHER&quot;)" office:value-type="string" office:string-value="RESISTOR">
            <text:p>RESISTOR</text:p>
          </table:table-cell>
          <table:table-cell table:style-name="ce2" office:value-type="string">
            <text:p>2k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55">
            <text:p>$0.55</text:p>
          </table:table-cell>
          <table:table-cell table:style-name="ce2" office:value-type="float" office:value="1">
            <text:p>1</text:p>
          </table:table-cell>
          <table:table-cell table:formula="of:=[.F62]*[.G62]" office:value-type="currency" office:currency="USD" office:value="0.55">
            <text:p>$0.55</text:p>
          </table:table-cell>
          <table:table-cell office:value-type="float" office:value="1">
            <text:p>1</text:p>
          </table:table-cell>
          <table:table-cell table:formula="of:=[.H62]*[.I62]" office:value-type="currency" office:currency="USD" office:value="0.55">
            <text:p>$0.55</text:p>
          </table:table-cell>
          <table:table-cell table:number-columns-repeated="2"/>
        </table:table-row>
        <table:table-row table:style-name="ro3">
          <table:table-cell table:style-name="ce2" office:value-type="string">
            <text:p>R207,R208,R211</text:p>
          </table:table-cell>
          <table:table-cell table:style-name="ce2" office:value-type="string">
            <text:p>RESISTOR</text:p>
          </table:table-cell>
          <table:table-cell table:style-name="ce2" table:formula="of:=IF(OR([.$B63]=&quot;OPA121&quot;;[.$B63]=&quot;LT1168&quot;;[.$B63]=&quot;OPA211&quot;;[.$B63]=&quot;ISO124&quot;;[.$B63]=&quot;LTC2440&quot;;[.$B63]=&quot;ATMEGA32U4-AU&quot;;[.$B63]=&quot;RESISTOR&quot;;[.$B63]=&quot;CAPACITOR&quot;;[.$B63]=&quot;POLARIZED_CAPACITOR&quot;;[.$B63]=&quot;SATA_Connector&quot;);[.$B63];&quot;OTHER&quot;)" office:value-type="string" office:string-value="RESISTOR">
            <text:p>RESISTOR</text:p>
          </table:table-cell>
          <table:table-cell table:style-name="ce2" office:value-type="string">
            <text:p>5k</text:p>
          </table:table-cell>
          <table:table-cell table:style-name="ce2" office:value-type="float" office:value="805">
            <text:p>805</text:p>
          </table:table-cell>
          <table:table-cell table:style-name="ce4" office:value-type="currency" office:currency="USD" office:value="0.16">
            <text:p>$0.16</text:p>
          </table:table-cell>
          <table:table-cell table:style-name="ce2" office:value-type="float" office:value="3">
            <text:p>3</text:p>
          </table:table-cell>
          <table:table-cell table:formula="of:=[.F63]*[.G63]" office:value-type="currency" office:currency="USD" office:value="0.48">
            <text:p>$0.48</text:p>
          </table:table-cell>
          <table:table-cell office:value-type="float" office:value="1">
            <text:p>1</text:p>
          </table:table-cell>
          <table:table-cell table:formula="of:=[.H63]*[.I63]" office:value-type="currency" office:currency="USD" office:value="0.48">
            <text:p>$0.4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NC201</text:p>
          </table:table-cell>
          <table:table-cell table:style-name="ce2" office:value-type="string">
            <text:p>BNC</text:p>
          </table:table-cell>
          <table:table-cell table:style-name="ce2" table:formula="of:=IF(OR([.$B64]=&quot;OPA121&quot;;[.$B64]=&quot;LT1168&quot;;[.$B64]=&quot;OPA211&quot;;[.$B64]=&quot;ISO124&quot;;[.$B64]=&quot;LTC2440&quot;;[.$B64]=&quot;ATMEGA32U4-AU&quot;;[.$B64]=&quot;RESISTOR&quot;;[.$B64]=&quot;CAPACITOR&quot;;[.$B64]=&quot;POLARIZED_CAPACITOR&quot;;[.$B64]=&quot;SATA_Connector&quot;);[.$B64];&quot;OTHER&quot;)" office:value-type="string" office:string-value="OTHER">
            <text:p>OTHE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BNC_LAY</text:p>
          </table:table-cell>
          <table:table-cell table:style-name="ce4" office:value-type="currency" office:currency="USD" office:value="1.74">
            <text:p>$1.74</text:p>
          </table:table-cell>
          <table:table-cell table:style-name="ce2" office:value-type="float" office:value="1">
            <text:p>1</text:p>
          </table:table-cell>
          <table:table-cell table:formula="of:=[.F64]*[.G64]" office:value-type="currency" office:currency="USD" office:value="1.74">
            <text:p>$1.74</text:p>
          </table:table-cell>
          <table:table-cell office:value-type="float" office:value="1">
            <text:p>1</text:p>
          </table:table-cell>
          <table:table-cell table:formula="of:=[.H64]*[.I64]" office:value-type="currency" office:currency="USD" office:value="1.74">
            <text:p>$1.74</text:p>
          </table:table-cell>
          <table:table-cell table:number-columns-repeated="2"/>
        </table:table-row>
        <table:table-row table:style-name="ro3">
          <table:table-cell table:style-name="ce2" office:value-type="string">
            <text:p>Z203</text:p>
          </table:table-cell>
          <table:table-cell table:style-name="ce2" office:value-type="string">
            <text:p>ZENER_DIODE</text:p>
          </table:table-cell>
          <table:table-cell table:style-name="ce2" table:formula="of:=IF(OR([.$B65]=&quot;OPA121&quot;;[.$B65]=&quot;LT1168&quot;;[.$B65]=&quot;OPA211&quot;;[.$B65]=&quot;ISO124&quot;;[.$B65]=&quot;LTC2440&quot;;[.$B65]=&quot;ATMEGA32U4-AU&quot;;[.$B65]=&quot;RESISTOR&quot;;[.$B65]=&quot;CAPACITOR&quot;;[.$B65]=&quot;POLARIZED_CAPACITOR&quot;;[.$B65]=&quot;SATA_Connector&quot;);[.$B65];&quot;OTHER&quot;)" office:value-type="string" office:string-value="OTHER">
            <text:p>OTHER</text:p>
          </table:table-cell>
          <table:table-cell table:style-name="ce2" office:value-type="string">
            <text:p>4.096 V</text:p>
          </table:table-cell>
          <table:table-cell table:style-name="ce2" office:value-type="string">
            <text:p>SOT23</text:p>
          </table:table-cell>
          <table:table-cell table:style-name="ce4" office:value-type="currency" office:currency="USD" office:value="0.66">
            <text:p>$0.66</text:p>
          </table:table-cell>
          <table:table-cell table:style-name="ce2" office:value-type="float" office:value="1">
            <text:p>1</text:p>
          </table:table-cell>
          <table:table-cell table:formula="of:=[.F65]*[.G65]" office:value-type="currency" office:currency="USD" office:value="0.66">
            <text:p>$0.66</text:p>
          </table:table-cell>
          <table:table-cell office:value-type="float" office:value="1">
            <text:p>1</text:p>
          </table:table-cell>
          <table:table-cell table:formula="of:=[.H65]*[.I65]" office:value-type="currency" office:currency="USD" office:value="0.66">
            <text:p>$0.6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212,R216</text:p>
          </table:table-cell>
          <table:table-cell table:style-name="ce2" office:value-type="string">
            <text:p>RESISTOR</text:p>
          </table:table-cell>
          <table:table-cell table:style-name="ce2" table:formula="of:=IF(OR([.$B66]=&quot;OPA121&quot;;[.$B66]=&quot;LT1168&quot;;[.$B66]=&quot;OPA211&quot;;[.$B66]=&quot;ISO124&quot;;[.$B66]=&quot;LTC2440&quot;;[.$B66]=&quot;ATMEGA32U4-AU&quot;;[.$B66]=&quot;RESISTOR&quot;;[.$B66]=&quot;CAPACITOR&quot;;[.$B66]=&quot;POLARIZED_CAPACITOR&quot;;[.$B66]=&quot;SATA_Connector&quot;);[.$B66];&quot;OTHER&quot;)" office:value-type="string" office:string-value="RESISTOR">
            <text:p>RESISTOR</text:p>
          </table:table-cell>
          <table:table-cell table:style-name="ce2" office:value-type="float" office:value="604">
            <text:p>604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85">
            <text:p>$0.85</text:p>
          </table:table-cell>
          <table:table-cell table:style-name="ce2" office:value-type="float" office:value="2">
            <text:p>2</text:p>
          </table:table-cell>
          <table:table-cell table:formula="of:=[.F66]*[.G66]" office:value-type="currency" office:currency="USD" office:value="1.7">
            <text:p>$1.70</text:p>
          </table:table-cell>
          <table:table-cell office:value-type="float" office:value="1">
            <text:p>1</text:p>
          </table:table-cell>
          <table:table-cell table:formula="of:=[.H66]*[.I66]" office:value-type="currency" office:currency="USD" office:value="1.7">
            <text:p>$1.7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206,U207</text:p>
          </table:table-cell>
          <table:table-cell table:style-name="ce2" office:value-type="string">
            <text:p>OPA2376</text:p>
          </table:table-cell>
          <table:table-cell table:style-name="ce2" table:formula="of:=IF(OR([.$B67]=&quot;OPA121&quot;;[.$B67]=&quot;LT1168&quot;;[.$B67]=&quot;OPA211&quot;;[.$B67]=&quot;ISO124&quot;;[.$B67]=&quot;LTC2440&quot;;[.$B67]=&quot;ATMEGA32U4-AU&quot;;[.$B67]=&quot;RESISTOR&quot;;[.$B67]=&quot;CAPACITOR&quot;;[.$B67]=&quot;POLARIZED_CAPACITOR&quot;;[.$B67]=&quot;SATA_Connector&quot;);[.$B67];&quot;OTHER&quot;)" office:value-type="string" office:string-value="OTHER">
            <text:p>OTHE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O8</text:p>
          </table:table-cell>
          <table:table-cell table:style-name="ce4" office:value-type="currency" office:currency="USD" office:value="2.47">
            <text:p>$2.47</text:p>
          </table:table-cell>
          <table:table-cell table:style-name="ce2" office:value-type="float" office:value="2">
            <text:p>2</text:p>
          </table:table-cell>
          <table:table-cell table:formula="of:=[.F67]*[.G67]" office:value-type="currency" office:currency="USD" office:value="4.94">
            <text:p>$4.94</text:p>
          </table:table-cell>
          <table:table-cell office:value-type="float" office:value="1">
            <text:p>1</text:p>
          </table:table-cell>
          <table:table-cell table:formula="of:=[.H67]*[.I67]" office:value-type="currency" office:currency="USD" office:value="4.94">
            <text:p>$4.94</text:p>
          </table:table-cell>
          <table:table-cell table:number-columns-repeated="2"/>
        </table:table-row>
        <table:table-row table:style-name="ro4">
          <table:table-cell table:style-name="ce2" office:value-type="string">
            <text:p>R103,R203,R204,R213,R214,R215</text:p>
          </table:table-cell>
          <table:table-cell table:style-name="ce2" office:value-type="string">
            <text:p>RESISTOR</text:p>
          </table:table-cell>
          <table:table-cell table:style-name="ce2" table:formula="of:=IF(OR([.$B68]=&quot;OPA121&quot;;[.$B68]=&quot;LT1168&quot;;[.$B68]=&quot;OPA211&quot;;[.$B68]=&quot;ISO124&quot;;[.$B68]=&quot;LTC2440&quot;;[.$B68]=&quot;ATMEGA32U4-AU&quot;;[.$B68]=&quot;RESISTOR&quot;;[.$B68]=&quot;CAPACITOR&quot;;[.$B68]=&quot;POLARIZED_CAPACITOR&quot;;[.$B68]=&quot;SATA_Connector&quot;);[.$B68];&quot;OTHER&quot;)" office:value-type="string" office:string-value="RESISTOR">
            <text:p>RESISTOR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55">
            <text:p>$0.55</text:p>
          </table:table-cell>
          <table:table-cell table:style-name="ce2" office:value-type="float" office:value="6">
            <text:p>6</text:p>
          </table:table-cell>
          <table:table-cell table:formula="of:=[.F68]*[.G68]" office:value-type="currency" office:currency="USD" office:value="3.3">
            <text:p>$3.30</text:p>
          </table:table-cell>
          <table:table-cell office:value-type="float" office:value="1">
            <text:p>1</text:p>
          </table:table-cell>
          <table:table-cell table:formula="of:=[.H68]*[.I68]" office:value-type="currency" office:currency="USD" office:value="3.3">
            <text:p>$3.3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Z201,Z202</text:p>
          </table:table-cell>
          <table:table-cell table:style-name="ce2" office:value-type="string">
            <text:p>ZENER_DIODE</text:p>
          </table:table-cell>
          <table:table-cell table:style-name="ce2" table:formula="of:=IF(OR([.$B69]=&quot;OPA121&quot;;[.$B69]=&quot;LT1168&quot;;[.$B69]=&quot;OPA211&quot;;[.$B69]=&quot;ISO124&quot;;[.$B69]=&quot;LTC2440&quot;;[.$B69]=&quot;ATMEGA32U4-AU&quot;;[.$B69]=&quot;RESISTOR&quot;;[.$B69]=&quot;CAPACITOR&quot;;[.$B69]=&quot;POLARIZED_CAPACITOR&quot;;[.$B69]=&quot;SATA_Connector&quot;);[.$B69];&quot;OTHER&quot;)" office:value-type="string" office:string-value="OTHER">
            <text:p>OTHER</text:p>
          </table:table-cell>
          <table:table-cell table:style-name="ce2" office:value-type="string">
            <text:p>4.7V</text:p>
          </table:table-cell>
          <table:table-cell table:style-name="ce2" office:value-type="string">
            <text:p>ALF400</text:p>
          </table:table-cell>
          <table:table-cell table:style-name="ce4" office:value-type="currency" office:currency="USD" office:value="0.1">
            <text:p>$0.10</text:p>
          </table:table-cell>
          <table:table-cell table:style-name="ce2" office:value-type="float" office:value="2">
            <text:p>2</text:p>
          </table:table-cell>
          <table:table-cell table:formula="of:=[.F69]*[.G69]" office:value-type="currency" office:currency="USD" office:value="0.2">
            <text:p>$0.20</text:p>
          </table:table-cell>
          <table:table-cell office:value-type="float" office:value="1">
            <text:p>1</text:p>
          </table:table-cell>
          <table:table-cell table:formula="of:=[.H69]*[.I69]" office:value-type="currency" office:currency="USD" office:value="0.2">
            <text:p>$0.20</text:p>
          </table:table-cell>
          <table:table-cell table:number-columns-repeated="2"/>
        </table:table-row>
        <table:table-row table:style-name="ro5">
          <table:table-cell table:style-name="ce2" office:value-type="string">
            <text:p>C201,C204,C207,C208,C210,C211,C212,C213,C214,C215</text:p>
          </table:table-cell>
          <table:table-cell table:style-name="ce2" office:value-type="string">
            <text:p>CAPACITOR</text:p>
          </table:table-cell>
          <table:table-cell table:style-name="ce2" table:formula="of:=IF(OR([.$B70]=&quot;OPA121&quot;;[.$B70]=&quot;LT1168&quot;;[.$B70]=&quot;OPA211&quot;;[.$B70]=&quot;ISO124&quot;;[.$B70]=&quot;LTC2440&quot;;[.$B70]=&quot;ATMEGA32U4-AU&quot;;[.$B70]=&quot;RESISTOR&quot;;[.$B70]=&quot;CAPACITOR&quot;;[.$B70]=&quot;POLARIZED_CAPACITOR&quot;;[.$B70]=&quot;SATA_Connector&quot;);[.$B70];&quot;OTHER&quot;)" office:value-type="string" office:string-value="CAPACITOR">
            <text:p>CAPACITOR</text:p>
          </table:table-cell>
          <table:table-cell table:style-name="ce2" office:value-type="string">
            <text:p>4.7u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45">
            <text:p>$0.45</text:p>
          </table:table-cell>
          <table:table-cell table:style-name="ce2" office:value-type="float" office:value="10">
            <text:p>10</text:p>
          </table:table-cell>
          <table:table-cell table:formula="of:=[.F70]*[.G70]" office:value-type="currency" office:currency="USD" office:value="4.5">
            <text:p>$4.50</text:p>
          </table:table-cell>
          <table:table-cell office:value-type="float" office:value="1">
            <text:p>1</text:p>
          </table:table-cell>
          <table:table-cell table:formula="of:=[.H70]*[.I70]" office:value-type="currency" office:currency="USD" office:value="4.5">
            <text:p>$4.5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R101,R102,R206,R217</text:p>
          </table:table-cell>
          <table:table-cell table:style-name="ce2" office:value-type="string">
            <text:p>RESISTOR</text:p>
          </table:table-cell>
          <table:table-cell table:style-name="ce2" table:formula="of:=IF(OR([.$B71]=&quot;OPA121&quot;;[.$B71]=&quot;LT1168&quot;;[.$B71]=&quot;OPA211&quot;;[.$B71]=&quot;ISO124&quot;;[.$B71]=&quot;LTC2440&quot;;[.$B71]=&quot;ATMEGA32U4-AU&quot;;[.$B71]=&quot;RESISTOR&quot;;[.$B71]=&quot;CAPACITOR&quot;;[.$B71]=&quot;POLARIZED_CAPACITOR&quot;;[.$B71]=&quot;SATA_Connector&quot;);[.$B71];&quot;OTHER&quot;)" office:value-type="string" office:string-value="RESISTOR">
            <text:p>RESISTOR</text:p>
          </table:table-cell>
          <table:table-cell table:style-name="ce2" office:value-type="string">
            <text:p>10k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09">
            <text:p>$0.09</text:p>
          </table:table-cell>
          <table:table-cell table:style-name="ce2" office:value-type="float" office:value="4">
            <text:p>4</text:p>
          </table:table-cell>
          <table:table-cell table:formula="of:=[.F71]*[.G71]" office:value-type="currency" office:currency="USD" office:value="0.36">
            <text:p>$0.36</text:p>
          </table:table-cell>
          <table:table-cell office:value-type="float" office:value="1">
            <text:p>1</text:p>
          </table:table-cell>
          <table:table-cell table:formula="of:=[.H71]*[.I71]" office:value-type="currency" office:currency="USD" office:value="0.36">
            <text:p>$0.36</text:p>
          </table:table-cell>
          <table:table-cell table:number-columns-repeated="2"/>
        </table:table-row>
        <table:table-row table:style-name="ro6">
          <table:table-cell table:number-columns-repeated="9"/>
          <table:table-cell table:formula="of:=SUM([.J2:.J71])" office:value-type="currency" office:currency="USD" office:value="186.96">
            <text:p>$186.96</text:p>
          </table:table-cell>
          <table:table-cell table:number-columns-repeated="2"/>
        </table:table-row>
        <table:table-row table:style-name="ro6">
          <table:table-cell table:number-columns-repeated="9"/>
          <table:table-cell table:style-name="ce6" office:value-type="string">
            <text:p>TOTAL</text:p>
          </table:table-cell>
          <table:table-cell/>
          <table:table-cell table:style-name="ce6"/>
        </table:table-row>
        <table:table-row table:style-name="ro6">
          <table:table-cell table:number-columns-repeated="9"/>
          <table:table-cell table:style-name="ce6"/>
          <table:table-cell/>
          <table:table-cell table:style-name="ce6"/>
        </table:table-row>
        <table:table-row table:style-name="ro6" table:number-rows-repeated="1048501">
          <table:table-cell table:number-columns-repeated="12"/>
        </table:table-row>
        <table:table-row table:style-name="ro6">
          <table:table-cell table:number-columns-repeated="12"/>
        </table:table-row>
      </table:table>
      <table:table table:name="PCBs" table:style-name="ta1">
        <table:table-column table:style-name="co3" table:default-cell-style-name="ce7"/>
        <table:table-column table:style-name="co4" table:default-cell-style-name="ce10"/>
        <table:table-column table:style-name="co5" table:default-cell-style-name="ce10"/>
        <table:table-column table:style-name="co1" table:default-cell-style-name="Default"/>
        <table:table-row table:style-name="ro1">
          <table:table-cell office:value-type="string" table:number-columns-spanned="3" table:number-rows-spanned="1">
            <text:p>Oshpark Small Run</text:p>
          </table:table-cell>
          <table:covered-table-cell table:number-columns-repeated="2"/>
          <table:table-cell/>
        </table:table-row>
        <table:table-row table:style-name="ro7">
          <table:table-cell table:style-name="ce8" office:value-type="string">
            <text:p>ActiveElectrode</text:p>
          </table:table-cell>
          <table:table-cell table:style-name="ce8" office:value-type="string">
            <text:p>Amplifier</text:p>
          </table:table-cell>
          <table:table-cell table:style-name="ce8" office:value-type="string">
            <text:p>Host</text:p>
          </table:table-cell>
          <table:table-cell table:style-name="ce11" office:value-type="string">
            <text:p>Total</text:p>
          </table:table-cell>
        </table:table-row>
        <table:table-row table:style-name="ro2">
          <table:table-cell table:style-name="ce9" office:value-type="currency" office:currency="USD" office:value="5.7">
            <text:p>$5.70</text:p>
          </table:table-cell>
          <table:table-cell table:style-name="ce9" office:value-type="currency" office:currency="USD" office:value="81.3">
            <text:p>$81.30</text:p>
          </table:table-cell>
          <table:table-cell table:style-name="ce9" office:value-type="currency" office:currency="USD" office:value="47.1">
            <text:p>$47.10</text:p>
          </table:table-cell>
          <table:table-cell table:formula="of:=SUM([.A3:.C3])" office:value-type="currency" office:currency="USD" office:value="134.1">
            <text:p>$134.10</text:p>
          </table:table-cell>
        </table:table-row>
        <table:table-row table:style-name="ro6">
          <table:table-cell table:style-name="Default" table:number-columns-repeated="3"/>
          <table:table-cell/>
        </table:table-row>
      </table:table>
      <table:table table:name="Report" table:style-name="ta1">
        <table:shapes>
          <draw:frame draw:z-index="0" draw:style-name="gr1" svg:width="6.3in" svg:height="3.5457in" svg:x="7.1232in" svg:y="0.722in">
            <draw:object draw:notify-on-update-of-ranges="Report.A35:Report.C35 Report.A36:Report.C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0in" svg:y="0.7205in">
            <draw:object draw:notify-on-update-of-ranges="Report.A2:Report.B2 Report.A2:Report.B2 Report.A3:Report.B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1" table:number-columns-repeated="9" table:default-cell-style-name="Default"/>
        <table:table-row table:style-name="ro8">
          <table:table-cell table:style-name="ce14" office:value-type="string" table:number-columns-spanned="3" table:number-rows-spanned="1">
            <text:p>DIY Totals</text:p>
          </table:table-cell>
          <table:covered-table-cell table:number-columns-repeated="2" table:style-name="ce18"/>
          <table:table-cell/>
          <table:table-cell table:style-name="ce21" office:value-type="string" table:number-columns-spanned="3" table:number-rows-spanned="1">
            <text:p>Minimum Mass Production Cost</text:p>
          </table:table-cell>
          <table:covered-table-cell table:number-columns-repeated="2" table:style-name="ce18"/>
          <table:table-cell table:number-columns-repeated="4"/>
        </table:table-row>
        <table:table-row table:style-name="ro2">
          <table:table-cell table:style-name="ce15" office:value-type="string">
            <text:p>Parts</text:p>
          </table:table-cell>
          <table:table-cell table:style-name="ce15" office:value-type="string">
            <text:p>PCBs</text:p>
          </table:table-cell>
          <table:table-cell table:style-name="ce15" office:value-type="string">
            <text:p>Grand</text:p>
          </table:table-cell>
          <table:table-cell/>
          <table:table-cell table:style-name="ce22" table:formula="of:=[.A3]-SUM([Parts.K2:Parts.K71])+([.B3]/3)" office:value-type="currency" office:currency="USD" office:value="219.2" table:number-columns-spanned="3" table:number-rows-spanned="1">
            <text:p>$219.20</text:p>
          </table:table-cell>
          <table:covered-table-cell table:number-columns-repeated="2" table:style-name="ce23"/>
          <table:table-cell table:number-columns-repeated="4"/>
        </table:table-row>
        <table:table-row table:style-name="ro6">
          <table:table-cell table:formula="of:=SUM([Parts.J2:.J71])" office:value-type="currency" office:currency="USD" office:value="186.96">
            <text:p>$186.96</text:p>
          </table:table-cell>
          <table:table-cell table:formula="of:=SUM([PCBs.A3:.C3])" office:value-type="currency" office:currency="USD" office:value="134.1">
            <text:p>$134.10</text:p>
          </table:table-cell>
          <table:table-cell table:style-name="ce20" table:formula="of:=SUM([.A3:.B3])" office:value-type="currency" office:currency="USD" office:value="321.06">
            <text:p>$321.06</text:p>
          </table:table-cell>
          <table:table-cell table:number-columns-repeated="8"/>
        </table:table-row>
        <table:table-row table:style-name="ro6" table:number-rows-repeated="26">
          <table:table-cell table:number-columns-repeated="11"/>
        </table:table-row>
        <table:table-row table:style-name="ro7">
          <table:table-cell table:style-name="ce16" office:value-type="string" table:number-columns-spanned="11" table:number-rows-spanned="1">
            <text:p>Components</text:p>
          </table:table-cell>
          <table:covered-table-cell table:number-columns-repeated="10"/>
        </table:table-row>
        <table:table-row table:style-name="ro6">
          <table:table-cell table:style-name="ce15" office:value-type="string">
            <text:p>OPA121</text:p>
          </table:table-cell>
          <table:table-cell table:style-name="ce15" office:value-type="string">
            <text:p>LT1168</text:p>
          </table:table-cell>
          <table:table-cell table:style-name="ce15" office:value-type="string">
            <text:p>OPA211</text:p>
          </table:table-cell>
          <table:table-cell table:style-name="ce15" office:value-type="string">
            <text:p>ISO124</text:p>
          </table:table-cell>
          <table:table-cell table:style-name="ce15" office:value-type="string">
            <text:p>LTC2440</text:p>
          </table:table-cell>
          <table:table-cell table:style-name="ce15" office:value-type="string">
            <text:p>ATMEGA32U4-AU</text:p>
          </table:table-cell>
          <table:table-cell table:style-name="ce15" office:value-type="string">
            <text:p>RESISTOR</text:p>
          </table:table-cell>
          <table:table-cell table:style-name="ce15" office:value-type="string">
            <text:p>CAPACITOR</text:p>
          </table:table-cell>
          <table:table-cell table:style-name="ce15" office:value-type="string">
            <text:p>POLARIZED_CAPACITOR</text:p>
          </table:table-cell>
          <table:table-cell table:style-name="ce15" office:value-type="string">
            <text:p>SATA_Connector</text:p>
          </table:table-cell>
          <table:table-cell table:style-name="ce15" office:value-type="string">
            <text:p>OTHER</text:p>
          </table:table-cell>
        </table:table-row>
        <table:table-row table:style-name="ro6">
          <table:table-cell table:style-name="ce17" table:formula="of:=SUMIF([$Parts.$C$2:$Parts.$C$71];[.A31];[$Parts.$J$2:.$J$71])" office:value-type="currency" office:currency="USD" office:value="24.12">
            <text:p>$24.12</text:p>
          </table:table-cell>
          <table:table-cell table:style-name="ce17" table:formula="of:=SUMIF([$Parts.$C$2:$Parts.$C$71];[.B31];[$Parts.$J$2:.$J$71])" office:value-type="currency" office:currency="USD" office:value="7.66">
            <text:p>$7.66</text:p>
          </table:table-cell>
          <table:table-cell table:style-name="ce17" table:formula="of:=SUMIF([$Parts.$C$2:$Parts.$C$71];[.C31];[$Parts.$J$2:.$J$71])" office:value-type="currency" office:currency="USD" office:value="38.8">
            <text:p>$38.80</text:p>
          </table:table-cell>
          <table:table-cell table:style-name="ce17" table:formula="of:=SUMIF([$Parts.$C$2:$Parts.$C$71];[.D31];[$Parts.$J$2:.$J$71])" office:value-type="currency" office:currency="USD" office:value="16.42">
            <text:p>$16.42</text:p>
          </table:table-cell>
          <table:table-cell table:style-name="ce17" table:formula="of:=SUMIF([$Parts.$C$2:$Parts.$C$71];[.E31];[$Parts.$J$2:.$J$71])" office:value-type="currency" office:currency="USD" office:value="11.18">
            <text:p>$11.18</text:p>
          </table:table-cell>
          <table:table-cell table:style-name="ce17" table:formula="of:=SUMIF([$Parts.$C$2:$Parts.$C$71];[.F31];[$Parts.$J$2:.$J$71])" office:value-type="currency" office:currency="USD" office:value="6.04">
            <text:p>$6.04</text:p>
          </table:table-cell>
          <table:table-cell table:style-name="ce17" table:formula="of:=SUMIF([$Parts.$C$2:$Parts.$C$71];[.G31];[$Parts.$J$2:.$J$71])" office:value-type="currency" office:currency="USD" office:value="19.49">
            <text:p>$19.49</text:p>
          </table:table-cell>
          <table:table-cell table:style-name="ce17" table:formula="of:=SUMIF([$Parts.$C$2:$Parts.$C$71];[.H31];[$Parts.$J$2:.$J$71])" office:value-type="currency" office:currency="USD" office:value="31.86">
            <text:p>$31.86</text:p>
          </table:table-cell>
          <table:table-cell table:style-name="ce17" table:formula="of:=SUMIF([$Parts.$C$2:$Parts.$C$71];[.I31];[$Parts.$J$2:.$J$71])" office:value-type="currency" office:currency="USD" office:value="11.84">
            <text:p>$11.84</text:p>
          </table:table-cell>
          <table:table-cell table:style-name="ce17" table:formula="of:=SUMIF([$Parts.$C$2:$Parts.$C$71];[.J31];[$Parts.$J$2:.$J$71])" office:value-type="currency" office:currency="USD" office:value="4.86">
            <text:p>$4.86</text:p>
          </table:table-cell>
          <table:table-cell table:style-name="ce17" table:formula="of:=SUMIF([$Parts.$C$2:$Parts.$C$71];[.K31];[$Parts.$J$2:.$J$71])" office:value-type="currency" office:currency="USD" office:value="14.69">
            <text:p>$14.69</text:p>
          </table:table-cell>
        </table:table-row>
        <table:table-row table:style-name="ro9">
          <table:table-cell table:number-columns-repeated="11"/>
        </table:table-row>
        <table:table-row table:style-name="ro7">
          <table:table-cell table:style-name="ce16" office:value-type="string" table:number-columns-spanned="3" table:number-rows-spanned="1">
            <text:p>Part Types</text:p>
          </table:table-cell>
          <table:covered-table-cell table:number-columns-repeated="2" table:style-name="ce19"/>
          <table:table-cell table:number-columns-repeated="8"/>
        </table:table-row>
        <table:table-row table:style-name="ro6">
          <table:table-cell table:style-name="ce15" office:value-type="string">
            <text:p>Chips</text:p>
          </table:table-cell>
          <table:table-cell table:style-name="ce15" office:value-type="string">
            <text:p>Passives</text:p>
          </table:table-cell>
          <table:table-cell table:style-name="ce15" office:value-type="string">
            <text:p>Other</text:p>
          </table:table-cell>
          <table:table-cell table:number-columns-repeated="8"/>
        </table:table-row>
        <table:table-row table:style-name="ro6">
          <table:table-cell table:style-name="ce17" table:formula="of:=SUM([.A32:.F32])" office:value-type="currency" office:currency="USD" office:value="104.22">
            <text:p>$104.22</text:p>
          </table:table-cell>
          <table:table-cell table:style-name="ce17" table:formula="of:=SUM([.G32:.I32])" office:value-type="currency" office:currency="USD" office:value="63.19">
            <text:p>$63.19</text:p>
          </table:table-cell>
          <table:table-cell table:style-name="ce17" table:formula="of:=SUM([.J32:.K32])" office:value-type="currency" office:currency="USD" office:value="19.55">
            <text:p>$19.5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00/00/0000</text:date>, <text:time style:data-style-name="N2" text:time-value="0000-00-00T18:51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5T16:31:53</meta:creation-date>
    <dc:date>2013-10-15T18:52:21</dc:date>
    <meta:editing-duration>PT1H45M21S</meta:editing-duration>
    <meta:editing-cycles>18</meta:editing-cycles>
    <meta:generator>LibreOffice/3.6$Linux_X86_64 LibreOffice_project/360m1$Build-2</meta:generator>
    <meta:document-statistic meta:table-count="3" meta:cell-count="7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circle" chart:style-name="ch1">
        <chart:title svg:x="5.875cm" svg:y="0.315cm" chart:style-name="ch2">
          <text:p>Part Types &amp; Costs</text:p>
        </chart:title>
        <chart:legend chart:legend-position="end" svg:x="13.886cm" svg:y="3.712cm" style:legend-expansion="high" chart:style-name="ch3"/>
        <chart:plot-area chart:style-name="ch4" table:cell-range-address="Report.A35:Report.C36" chart:data-source-has-labels="row" svg:x="0.32cm" svg:y="1.476cm" svg:width="13.246cm" svg:height="7.35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1.977cm" svg:y="1.476cm" svg:width="9.931cm" svg:height="7.3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Report.A35:Report.C3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Report.A36:Report.C36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ips</text:p>
                <draw:g>
                  <svg:desc>Report.A35:Report.C35</svg:desc>
                </draw:g>
              </table:table-cell>
              <table:table-cell office:value-type="string">
                <text:p>Passives</text:p>
              </table:table-cell>
              <table:table-cell office:value-type="string">
                <text:p>Other</text:p>
              </table:table-cell>
            </table:table-row>
          </table:table-header-rows>
          <table:table-rows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104.22">
                <text:p>104.22</text:p>
                <draw:g>
                  <svg:desc>Report.A36:Report.C36</svg:desc>
                </draw:g>
              </table:table-cell>
              <table:table-cell office:value-type="float" office:value="63.19">
                <text:p>63.19</text:p>
              </table:table-cell>
              <table:table-cell office:value-type="float" office:value="19.55">
                <text:p>19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4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503cm" svg:y="0.315cm" chart:style-name="ch2">
          <text:p>Overall Costs</text:p>
        </chart:title>
        <chart:legend chart:legend-position="end" svg:x="14.355cm" svg:y="3.956cm" style:legend-expansion="high" chart:style-name="ch3"/>
        <chart:plot-area chart:style-name="ch4" table:cell-range-address="Report.A2:Report.B3" chart:data-source-has-labels="both" svg:x="0.32cm" svg:y="1.476cm" svg:width="13.715cm" svg:height="7.34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2.215cm" svg:y="1.476cm" svg:width="9.924cm" svg:height="7.34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Report.A2:Report.B2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Report.A3:Report.B3" chart:label-cell-address="Report.A2:Report.B2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</text:p>
                <draw:g>
                  <svg:desc>Report.A2:Report.B2</svg:desc>
                </draw:g>
              </table:table-cell>
              <table:table-cell office:value-type="string">
                <text:p>PCBs</text:p>
              </table:table-cell>
            </table:table-row>
          </table:table-header-rows>
          <table:table-rows>
            <table:table-row>
              <table:table-cell office:value-type="string">
                <text:p>Parts PCBs</text:p>
                <text:list>
                  <text:list-item>
                    <text:p>Parts</text:p>
                  </text:list-item>
                  <text:list-item>
                    <text:p>PCBs</text:p>
                  </text:list-item>
                </text:list>
                <draw:g>
                  <svg:desc>Report.A2:Report.B2</svg:desc>
                </draw:g>
              </table:table-cell>
              <table:table-cell office:value-type="float" office:value="186.96">
                <text:p>186.96</text:p>
                <draw:g>
                  <svg:desc>Report.A3:Report.B3</svg:desc>
                </draw:g>
              </table:table-cell>
              <table:table-cell office:value-type="float" office:value="134.1">
                <text:p>134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